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2800000044F8AD27B8.gif"/>
  <manifest:file-entry manifest:media-type="image/gif" manifest:full-path="Pictures/10000000000000300000002F69176FF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fo:break-before="auto" fo:break-after="auto" table:align="margins"/>
    </style:style>
    <style:style style:name="Table3.A" style:family="table-column">
      <style:table-column-properties style:column-width="1.062cm" style:rel-column-width="4093*"/>
    </style:style>
    <style:style style:name="Table3.F" style:family="table-column">
      <style:table-column-properties style:column-width="1.064cm" style:rel-column-width="4100*"/>
    </style:style>
    <style:style style:name="Table3.N" style:family="table-column">
      <style:table-column-properties style:column-width="1.06cm" style:rel-column-width="4087*"/>
    </style:style>
    <style:style style:name="Table3.P" style:family="table-column">
      <style:table-column-properties style:column-width="1.071cm" style:rel-column-width="4125*"/>
    </style:style>
    <style:style style:name="Table3.A1" style:family="table-cell">
      <style:table-cell-properties fo:padding="0.097cm" fo:border="none"/>
    </style:style>
    <style:style style:name="Table3.A2" style:family="table-cell">
      <style:table-cell-properties style:vertical-align="bottom" fo:padding="0.097cm" fo:border="none"/>
    </style:style>
    <style:style style:name="Table3.A3" style:family="table-cell">
      <style:table-cell-properties fo:padding-left="0.101cm" fo:padding-right="0.101cm" fo:padding-top="0.101cm" fo:padding-bottom="0cm" fo:border="none"/>
    </style:style>
    <style:style style:name="Table3.A4" style:family="table-cell">
      <style:table-cell-properties fo:padding-left="0.101cm" fo:padding-right="0.101cm" fo:padding-top="0cm" fo:padding-bottom="0cm" fo:border="none"/>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3.653cm" style:rel-column-width="14086*"/>
    </style:style>
    <style:style style:name="Table1.B" style:family="table-column">
      <style:table-column-properties style:column-width="1.111cm" style:rel-column-width="4287*"/>
    </style:style>
    <style:style style:name="Table1.M" style:family="table-column">
      <style:table-column-properties style:column-width="1.113cm" style:rel-column-width="4292*"/>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style:vertical-align="" fo:background-color="#e6e6e6" fo:padding="0.097cm" fo:border-left="0.002cm solid #000000" fo:border-right="none" fo:border-top="0.002cm solid #000000" fo:border-bottom="0.002cm solid #000000" style:writing-mode="page">
        <style:background-image/>
      </style:table-cell-properties>
    </style:style>
    <style:style style:name="Table1.M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 fo:background-color="#e6e6e6" fo:padding="0.097cm" fo:border-left="0.002cm solid #000000" fo:border-right="none" fo:border-top="none" fo:border-bottom="0.002cm solid #000000" style:writing-mode="page">
        <style:background-image/>
      </style:table-cell-properties>
    </style:style>
    <style:style style:name="Table1.M2" style:family="table-cell">
      <style:table-cell-properties fo:padding="0.097cm" fo:border-left="0.002cm solid #000000" fo:border-right="0.002cm solid #000000" fo:border-top="none" fo:border-bottom="0.002cm solid #000000"/>
    </style:style>
    <style:style style:name="Table4" style:family="table">
      <style:table-properties style:width="16.999cm" fo:break-before="auto" fo:break-after="auto" table:align="margins"/>
    </style:style>
    <style:style style:name="Table4.A" style:family="table-column">
      <style:table-column-properties style:column-width="1.062cm" style:rel-column-width="4093*"/>
    </style:style>
    <style:style style:name="Table4.F" style:family="table-column">
      <style:table-column-properties style:column-width="1.064cm" style:rel-column-width="4100*"/>
    </style:style>
    <style:style style:name="Table4.P" style:family="table-column">
      <style:table-column-properties style:column-width="1.071cm" style:rel-column-width="4126*"/>
    </style:style>
    <style:style style:name="Table4.A1" style:family="table-cell">
      <style:table-cell-properties fo:padding="0.097cm" fo:border="none"/>
    </style:style>
    <style:style style:name="Table4.A2" style:family="table-cell">
      <style:table-cell-properties style:vertical-align="bottom" fo:padding="0.097cm" fo:border="none"/>
    </style:style>
    <style:style style:name="Table4.A3" style:family="table-cell">
      <style:table-cell-properties fo:padding-left="0.101cm" fo:padding-right="0.101cm" fo:padding-top="0.101cm" fo:padding-bottom="0cm" fo:border="none"/>
    </style:style>
    <style:style style:name="Table4.A4" style:family="table-cell">
      <style:table-cell-properties fo:padding-left="0.101cm" fo:padding-right="0.101cm" fo:padding-top="0cm" fo:padding-bottom="0cm" fo:border="none"/>
    </style:style>
    <style:style style:name="Table2" style:family="table">
      <style:table-properties style:width="16.999cm" fo:break-before="auto" fo:break-after="auto" table:align="margins"/>
    </style:style>
    <style:style style:name="Table2.A" style:family="table-column">
      <style:table-column-properties style:column-width="1.062cm" style:rel-column-width="4094*"/>
    </style:style>
    <style:style style:name="Table2.L" style:family="table-column">
      <style:table-column-properties style:column-width="1.062cm" style:rel-column-width="4096*"/>
    </style:style>
    <style:style style:name="Table2.M" style:family="table-column">
      <style:table-column-properties style:column-width="1.062cm" style:rel-column-width="4093*"/>
    </style:style>
    <style:style style:name="Table2.P" style:family="table-column">
      <style:table-column-properties style:column-width="1.071cm" style:rel-column-width="4126*"/>
    </style:style>
    <style:style style:name="Table2.A1" style:family="table-cell">
      <style:table-cell-properties fo:padding="0.097cm" fo:border="none"/>
    </style:style>
    <style:style style:name="Table2.A2" style:family="table-cell">
      <style:table-cell-properties style:vertical-align="bottom" fo:padding="0.097cm" fo:border="none"/>
    </style:style>
    <style:style style:name="Table2.A3" style:family="table-cell">
      <style:table-cell-properties fo:padding-left="0.101cm" fo:padding-right="0.101cm" fo:padding-top="0.101cm" fo:padding-bottom="0cm" fo:border="none"/>
    </style:style>
    <style:style style:name="Table2.A4" style:family="table-cell">
      <style:table-cell-properties fo:padding-left="0.101cm" fo:padding-right="0.101cm" fo:padding-top="0cm" fo:padding-bottom="0cm" fo:border="none"/>
    </style:style>
    <style:style style:name="Table5" style:family="table">
      <style:table-properties style:width="16.999cm" fo:break-before="auto" fo:break-after="auto" table:align="margins"/>
    </style:style>
    <style:style style:name="Table5.A" style:family="table-column">
      <style:table-column-properties style:column-width="1.062cm" style:rel-column-width="4094*"/>
    </style:style>
    <style:style style:name="Table5.L" style:family="table-column">
      <style:table-column-properties style:column-width="1.062cm" style:rel-column-width="4096*"/>
    </style:style>
    <style:style style:name="Table5.M" style:family="table-column">
      <style:table-column-properties style:column-width="1.062cm" style:rel-column-width="4093*"/>
    </style:style>
    <style:style style:name="Table5.O" style:family="table-column">
      <style:table-column-properties style:column-width="1.065cm" style:rel-column-width="4109*"/>
    </style:style>
    <style:style style:name="Table5.P" style:family="table-column">
      <style:table-column-properties style:column-width="1.065cm" style:rel-column-width="4110*"/>
    </style:style>
    <style:style style:name="Table5.A1" style:family="table-cell">
      <style:table-cell-properties fo:padding="0.097cm" fo:border="none"/>
    </style:style>
    <style:style style:name="Table5.A2" style:family="table-cell">
      <style:table-cell-properties style:vertical-align="bottom" fo:padding="0.097cm" fo:border="none"/>
    </style:style>
    <style:style style:name="Table5.A3" style:family="table-cell">
      <style:table-cell-properties fo:padding-left="0.101cm" fo:padding-right="0.101cm" fo:padding-top="0.101cm" fo:padding-bottom="0cm" fo:border="none"/>
    </style:style>
    <style:style style:name="Table5.A4" style:family="table-cell">
      <style:table-cell-properties fo:padding-left="0.101cm" fo:padding-right="0.101cm" fo:padding-top="0cm" fo:padding-bottom="0cm" fo:border="none"/>
    </style:style>
    <style:style style:name="Table6" style:family="table">
      <style:table-properties style:width="16.999cm" fo:break-before="auto" fo:break-after="auto" table:align="margins"/>
    </style:style>
    <style:style style:name="Table6.A" style:family="table-column">
      <style:table-column-properties style:column-width="1.062cm" style:rel-column-width="4094*"/>
    </style:style>
    <style:style style:name="Table6.L" style:family="table-column">
      <style:table-column-properties style:column-width="1.062cm" style:rel-column-width="4096*"/>
    </style:style>
    <style:style style:name="Table6.M" style:family="table-column">
      <style:table-column-properties style:column-width="1.062cm" style:rel-column-width="4093*"/>
    </style:style>
    <style:style style:name="Table6.P" style:family="table-column">
      <style:table-column-properties style:column-width="1.071cm" style:rel-column-width="4126*"/>
    </style:style>
    <style:style style:name="Table6.A1" style:family="table-cell">
      <style:table-cell-properties fo:padding="0.097cm" fo:border="none"/>
    </style:style>
    <style:style style:name="Table6.A2" style:family="table-cell">
      <style:table-cell-properties style:vertical-align="bottom" fo:padding="0.097cm" fo:border="none"/>
    </style:style>
    <style:style style:name="Table6.F2" style:family="table-cell">
      <style:table-cell-properties style:vertical-align="bottom" fo:background-color="#ffff00" fo:padding="0.097cm" fo:border="none">
        <style:background-image/>
      </style:table-cell-properties>
    </style:style>
    <style:style style:name="Table6.A3" style:family="table-cell">
      <style:table-cell-properties fo:padding-left="0.101cm" fo:padding-right="0.101cm" fo:padding-top="0.101cm" fo:padding-bottom="0cm" fo:border="none"/>
    </style:style>
    <style:style style:name="Table6.F3" style:family="table-cell">
      <style:table-cell-properties fo:background-color="#ffff00" fo:padding-left="0.101cm" fo:padding-right="0.101cm" fo:padding-top="0.101cm" fo:padding-bottom="0cm" fo:border="none">
        <style:background-image/>
      </style:table-cell-properties>
    </style:style>
    <style:style style:name="Table6.A4" style:family="table-cell">
      <style:table-cell-properties fo:padding-left="0.101cm" fo:padding-right="0.101cm" fo:padding-top="0cm" fo:padding-bottom="0cm" fo:border="none"/>
    </style:style>
    <style:style style:name="Table6.F4" style:family="table-cell">
      <style:table-cell-properties fo:background-color="#ffff00" fo:padding-left="0.101cm" fo:padding-right="0.101cm" fo:padding-top="0cm" fo:padding-bottom="0cm" fo:border="none">
        <style:background-image/>
      </style:table-cell-properties>
    </style:style>
    <style:style style:name="P1" style:family="paragraph" style:parent-style-name="Table_20_Contents">
      <style:paragraph-properties fo:text-align="center" style:justify-single-word="false"/>
      <style:text-properties fo:language="zxx" fo:country="none" fo:font-weight="bold" style:language-asian="zxx" style:country-asian="none" style:font-weight-asian="bold" style:language-complex="zxx" style:country-complex="none"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text-rotation-angle="90" style:text-rotation-scale="line-height"/>
    </style:style>
    <style:style style:name="P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text-rotation-angle="90" style:text-rotation-scale="line-height"/>
    </style:style>
    <style:style style:name="P7" style:family="paragraph" style:parent-style-name="Table_20_Contents">
      <style:paragraph-properties fo:text-align="center" style:justify-single-word="false"/>
      <style:text-properties style:font-name="Arial" fo:font-size="10pt" style:text-underline-style="none"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font-name="Verdana" fo:font-size="8pt"/>
    </style:style>
    <style:style style:name="P9" style:family="paragraph" style:parent-style-name="Text_20_body">
      <style:text-properties style:text-underline-style="none"/>
    </style:style>
    <style:style style:name="P10" style:family="paragraph" style:parent-style-name="Standard">
      <style:text-properties style:text-underline-style="solid" style:text-underline-type="double" style:text-underline-width="auto" style:text-underline-color="font-color"/>
    </style:style>
    <style:style style:name="P11" style:family="paragraph" style:parent-style-name="Standard">
      <style:paragraph-properties fo:break-before="page"/>
    </style:style>
    <style:style style:name="P12" style:family="paragraph" style:parent-style-name="Text_20_body" style:list-style-name="L1"/>
    <style:style style:name="P13" style:family="paragraph" style:parent-style-name="Heading_20_1">
      <style:text-properties style:text-underline-style="solid" style:text-underline-width="auto" style:text-underline-color="font-color"/>
    </style:style>
    <style:style style:name="P1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ARPIE RELEASE NOTES REL 6 BETA 19MAY2014</text:h>
      <text:h text:style-name="Heading_20_1" text:outline-level="1">IMPROVEMENT: MIDI STOP AND CONTINUE </text:h>
      <text:p text:style-name="Standard">Arpie now detects MIDI STOP and CONTINUE events coming from the external MIDI synch port and will stop playback after a STOP even if the MIDI beat clock continues.</text:p>
      <text:p text:style-name="Standard"/>
      <text:h text:style-name="Heading_20_1" text:outline-level="1">NEW FEATURE: FORCE TO SCALE</text:h>
      <text:p text:style-name="Standard">Force to scale is accessible by pressing and holding the <text:span text:style-name="T1">SPAN </text:span>button</text:p>
      <text:p text:style-name="Standard"/>
      <table:table table:name="Table3" table:style-name="Table3">
        <table:table-column table:style-name="Table3.A" table:number-columns-repeated="5"/>
        <table:table-column table:style-name="Table3.F"/>
        <table:table-column table:style-name="Table3.A" table:number-columns-repeated="4"/>
        <table:table-column table:style-name="Table3.F"/>
        <table:table-column table:style-name="Table3.A"/>
        <table:table-column table:style-name="Table3.F"/>
        <table:table-column table:style-name="Table3.N"/>
        <table:table-column table:style-name="Table3.A"/>
        <table:table-column table:style-name="Table3.P"/>
        <table:table-row>
          <table:table-cell table:style-name="Table3.A1" table:number-columns-spanned="8" office:value-type="string">
            <text:p text:style-name="P3">SCALE TYPE</text:p>
          </table:table-cell>
          <table:covered-table-cell/>
          <table:covered-table-cell/>
          <table:covered-table-cell/>
          <table:covered-table-cell/>
          <table:covered-table-cell/>
          <table:covered-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3"/>
          </table:table-cell>
          <table:table-cell table:style-name="Table3.A1" table:number-columns-spanned="5" office:value-type="string">
            <text:p text:style-name="P3">OFF-SCALE NOTE ADJUST</text:p>
          </table:table-cell>
          <table:covered-table-cell/>
          <table:covered-table-cell/>
          <table:covered-table-cell/>
          <table:covered-table-cell/>
        </table:table-row>
        <table:table-row>
          <table:table-cell table:style-name="Table3.A2" office:value-type="string">
            <text:p text:style-name="P6">Chromatic</text:p>
          </table:table-cell>
          <table:table-cell table:style-name="Table3.A2" office:value-type="string">
            <text:p text:style-name="P5">Ionian</text:p>
          </table:table-cell>
          <table:table-cell table:style-name="Table3.A2" office:value-type="string">
            <text:p text:style-name="P5">Dorian</text:p>
          </table:table-cell>
          <table:table-cell table:style-name="Table3.A2" office:value-type="string">
            <text:p text:style-name="P5">Phrygian</text:p>
          </table:table-cell>
          <table:table-cell table:style-name="Table3.A2" office:value-type="string">
            <text:p text:style-name="P5">Lydian</text:p>
          </table:table-cell>
          <table:table-cell table:style-name="Table3.A2" office:value-type="string">
            <text:p text:style-name="P5">Mixolydian</text:p>
          </table:table-cell>
          <table:table-cell table:style-name="Table3.A2" office:value-type="string">
            <text:p text:style-name="P5">Aeolian</text:p>
          </table:table-cell>
          <table:table-cell table:style-name="Table3.A2" office:value-type="string">
            <text:p text:style-name="P5">Locrian</text:p>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Ignore (No Rest)</text:p>
          </table:table-cell>
          <table:table-cell table:style-name="Table3.A2" office:value-type="string">
            <text:p text:style-name="P5">Mute (Rest)</text:p>
          </table:table-cell>
          <table:table-cell table:style-name="Table3.A2" office:value-type="string">
            <text:p text:style-name="P5">Flatten</text:p>
          </table:table-cell>
          <table:table-cell table:style-name="Table3.A2" office:value-type="string">
            <text:p text:style-name="P6">Sharpen</text:p>
          </table:table-cell>
          <table:table-cell table:style-name="Table3.A2" office:value-type="string">
            <text:p text:style-name="P5">Alternate</text:p>
          </table:table-cell>
        </table:table-row>
        <table:table-row>
          <table:table-cell table:style-name="Table3.A3" office:value-type="string">
            <text:p text:style-name="P8"><draw:frame draw:style-name="fr1" draw:name="graphics1" text:anchor-type="paragraph" svg:x="0cm" svg:y="0cm" svg:width="0.605cm" svg:height="0.591cm" draw:z-index="0"><draw:image xlink:href="Pictures/10000000000000300000002F69176FF4.gif" xlink:type="simple" xlink:show="embed" xlink:actuate="onLoad"/></draw:frame></text:p>
          </table:table-cell>
          <table:table-cell table:style-name="Table3.A3" office:value-type="string">
            <text:p text:style-name="P8"><draw:frame draw:style-name="fr1" draw:name="graphics2" text:anchor-type="paragraph" svg:x="0cm" svg:y="0cm" svg:width="0.605cm" svg:height="0.591cm" draw:z-index="1"><draw:image xlink:href="Pictures/10000000000000300000002F69176FF4.gif" xlink:type="simple" xlink:show="embed" xlink:actuate="onLoad"/></draw:frame></text:p>
          </table:table-cell>
          <table:table-cell table:style-name="Table3.A3" office:value-type="string">
            <text:p text:style-name="P8"><draw:frame draw:style-name="fr1" draw:name="graphics3" text:anchor-type="paragraph" svg:x="0cm" svg:y="0cm" svg:width="0.605cm" svg:height="0.591cm" draw:z-index="2"><draw:image xlink:href="Pictures/10000000000000300000002F69176FF4.gif" xlink:type="simple" xlink:show="embed" xlink:actuate="onLoad"/></draw:frame></text:p>
          </table:table-cell>
          <table:table-cell table:style-name="Table3.A3" office:value-type="string">
            <text:p text:style-name="P8"><draw:frame draw:style-name="fr1" draw:name="graphics4" text:anchor-type="paragraph" svg:x="0cm" svg:y="0cm" svg:width="0.605cm" svg:height="0.591cm" draw:z-index="3"><draw:image xlink:href="Pictures/10000000000000300000002F69176FF4.gif" xlink:type="simple" xlink:show="embed" xlink:actuate="onLoad"/></draw:frame></text:p>
          </table:table-cell>
          <table:table-cell table:style-name="Table3.A3" office:value-type="string">
            <text:p text:style-name="P8"><draw:frame draw:style-name="fr1" draw:name="graphics5" text:anchor-type="paragraph" svg:x="0cm" svg:y="0cm" svg:width="0.605cm" svg:height="0.591cm" draw:z-index="4"><draw:image xlink:href="Pictures/10000000000000300000002F69176FF4.gif" xlink:type="simple" xlink:show="embed" xlink:actuate="onLoad"/></draw:frame></text:p>
          </table:table-cell>
          <table:table-cell table:style-name="Table3.A3" office:value-type="string">
            <text:p text:style-name="P8"><draw:frame draw:style-name="fr1" draw:name="graphics25" text:anchor-type="paragraph" svg:x="0cm" svg:y="0cm" svg:width="0.605cm" svg:height="0.591cm" draw:z-index="24"><draw:image xlink:href="Pictures/10000000000000300000002F69176FF4.gif" xlink:type="simple" xlink:show="embed" xlink:actuate="onLoad"/></draw:frame></text:p>
          </table:table-cell>
          <table:table-cell table:style-name="Table3.A3" office:value-type="string">
            <text:p text:style-name="P8"><draw:frame draw:style-name="fr1" draw:name="graphics26" text:anchor-type="paragraph" svg:x="0cm" svg:y="0cm" svg:width="0.605cm" svg:height="0.591cm" draw:z-index="25"><draw:image xlink:href="Pictures/10000000000000300000002F69176FF4.gif" xlink:type="simple" xlink:show="embed" xlink:actuate="onLoad"/></draw:frame></text:p>
          </table:table-cell>
          <table:table-cell table:style-name="Table3.A3" office:value-type="string">
            <text:p text:style-name="P8"><draw:frame draw:style-name="fr1" draw:name="graphics27" text:anchor-type="paragraph" svg:x="0cm" svg:y="0cm" svg:width="0.605cm" svg:height="0.591cm" draw:z-index="26"><draw:image xlink:href="Pictures/10000000000000300000002F69176FF4.gif" xlink:type="simple" xlink:show="embed" xlink:actuate="onLoad"/></draw:frame></text:p>
          </table:table-cell>
          <table:table-cell table:style-name="Table3.A3" office:value-type="string">
            <text:p text:style-name="P8"/>
          </table:table-cell>
          <table:table-cell table:style-name="Table3.A3" office:value-type="string">
            <text:p text:style-name="P8"/>
          </table:table-cell>
          <table:table-cell table:style-name="Table3.A3" office:value-type="string">
            <text:p text:style-name="P8"/>
          </table:table-cell>
          <table:table-cell table:style-name="Table3.A3" office:value-type="string">
            <text:p text:style-name="P8"><draw:frame draw:style-name="fr1" draw:name="graphics29" text:anchor-type="paragraph" svg:x="0cm" svg:y="0cm" svg:width="0.605cm" svg:height="0.591cm" draw:z-index="28"><draw:image xlink:href="Pictures/10000000000000300000002F69176FF4.gif" xlink:type="simple" xlink:show="embed" xlink:actuate="onLoad"/></draw:frame></text:p>
          </table:table-cell>
          <table:table-cell table:style-name="Table3.A3" office:value-type="string">
            <text:p text:style-name="P8"><draw:frame draw:style-name="fr1" draw:name="graphics28" text:anchor-type="paragraph" svg:x="0cm" svg:y="0cm" svg:width="0.605cm" svg:height="0.591cm" draw:z-index="27"><draw:image xlink:href="Pictures/10000000000000300000002F69176FF4.gif" xlink:type="simple" xlink:show="embed" xlink:actuate="onLoad"/></draw:frame></text:p>
          </table:table-cell>
          <table:table-cell table:style-name="Table3.A3" office:value-type="string">
            <text:p text:style-name="P8"><draw:frame draw:style-name="fr1" draw:name="graphics6" text:anchor-type="paragraph" svg:x="0cm" svg:y="0cm" svg:width="0.605cm" svg:height="0.591cm" draw:z-index="5"><draw:image xlink:href="Pictures/10000000000000300000002F69176FF4.gif" xlink:type="simple" xlink:show="embed" xlink:actuate="onLoad"/></draw:frame></text:p>
          </table:table-cell>
          <table:table-cell table:style-name="Table3.A3" office:value-type="string">
            <text:p text:style-name="P8"><draw:frame draw:style-name="fr1" draw:name="graphics7" text:anchor-type="paragraph" svg:x="0cm" svg:y="0cm" svg:width="0.605cm" svg:height="0.591cm" draw:z-index="6"><draw:image xlink:href="Pictures/10000000000000300000002F69176FF4.gif" xlink:type="simple" xlink:show="embed" xlink:actuate="onLoad"/></draw:frame></text:p>
          </table:table-cell>
          <table:table-cell table:style-name="Table3.A3" office:value-type="string">
            <text:p text:style-name="P8"><draw:frame draw:style-name="fr1" draw:name="graphics8" text:anchor-type="paragraph" svg:x="0cm" svg:y="0cm" svg:width="0.605cm" svg:height="0.591cm" draw:z-index="7"><draw:image xlink:href="Pictures/10000000000000300000002F69176FF4.gif" xlink:type="simple" xlink:show="embed" xlink:actuate="onLoad"/></draw:frame></text:p>
          </table:table-cell>
        </table:table-row>
        <table:table-row>
          <table:table-cell table:style-name="Table3.A4" office:value-type="string">
            <text:p text:style-name="P8"><draw:frame draw:style-name="fr2" draw:name="graphics9" text:anchor-type="paragraph" svg:width="0.605cm" svg:height="1.028cm" draw:z-index="8"><draw:image xlink:href="Pictures/100000000000002800000044F8AD27B8.gif" xlink:type="simple" xlink:show="embed" xlink:actuate="onLoad"/></draw:frame></text:p>
          </table:table-cell>
          <table:table-cell table:style-name="Table3.A4" office:value-type="string">
            <text:p text:style-name="P8"><draw:frame draw:style-name="fr2" draw:name="graphics10" text:anchor-type="paragraph" svg:width="0.605cm" svg:height="1.028cm" draw:z-index="9"><draw:image xlink:href="Pictures/100000000000002800000044F8AD27B8.gif" xlink:type="simple" xlink:show="embed" xlink:actuate="onLoad"/></draw:frame></text:p>
          </table:table-cell>
          <table:table-cell table:style-name="Table3.A4" office:value-type="string">
            <text:p text:style-name="P8"><draw:frame draw:style-name="fr2" draw:name="graphics11" text:anchor-type="paragraph" svg:width="0.605cm" svg:height="1.028cm" draw:z-index="10"><draw:image xlink:href="Pictures/100000000000002800000044F8AD27B8.gif" xlink:type="simple" xlink:show="embed" xlink:actuate="onLoad"/></draw:frame></text:p>
          </table:table-cell>
          <table:table-cell table:style-name="Table3.A4" office:value-type="string">
            <text:p text:style-name="P8"><draw:frame draw:style-name="fr2" draw:name="graphics12" text:anchor-type="paragraph" svg:width="0.605cm" svg:height="1.028cm" draw:z-index="11"><draw:image xlink:href="Pictures/100000000000002800000044F8AD27B8.gif" xlink:type="simple" xlink:show="embed" xlink:actuate="onLoad"/></draw:frame></text:p>
          </table:table-cell>
          <table:table-cell table:style-name="Table3.A4" office:value-type="string">
            <text:p text:style-name="P8"><draw:frame draw:style-name="fr2" draw:name="graphics13" text:anchor-type="paragraph" svg:width="0.605cm" svg:height="1.028cm" draw:z-index="12"><draw:image xlink:href="Pictures/100000000000002800000044F8AD27B8.gif" xlink:type="simple" xlink:show="embed" xlink:actuate="onLoad"/></draw:frame></text:p>
          </table:table-cell>
          <table:table-cell table:style-name="Table3.A4" office:value-type="string">
            <text:p text:style-name="P8"><draw:frame draw:style-name="fr2" draw:name="graphics14" text:anchor-type="paragraph" svg:width="0.605cm" svg:height="1.028cm" draw:z-index="13"><draw:image xlink:href="Pictures/100000000000002800000044F8AD27B8.gif" xlink:type="simple" xlink:show="embed" xlink:actuate="onLoad"/></draw:frame></text:p>
          </table:table-cell>
          <table:table-cell table:style-name="Table3.A4" office:value-type="string">
            <text:p text:style-name="P8"><draw:frame draw:style-name="fr2" draw:name="graphics15" text:anchor-type="paragraph" svg:width="0.605cm" svg:height="1.028cm" draw:z-index="14"><draw:image xlink:href="Pictures/100000000000002800000044F8AD27B8.gif" xlink:type="simple" xlink:show="embed" xlink:actuate="onLoad"/></draw:frame></text:p>
          </table:table-cell>
          <table:table-cell table:style-name="Table3.A4" office:value-type="string">
            <text:p text:style-name="P8"><draw:frame draw:style-name="fr2" draw:name="graphics16" text:anchor-type="paragraph" svg:width="0.605cm" svg:height="1.028cm" draw:z-index="15"><draw:image xlink:href="Pictures/100000000000002800000044F8AD27B8.gif" xlink:type="simple" xlink:show="embed" xlink:actuate="onLoad"/></draw:frame></text:p>
          </table:table-cell>
          <table:table-cell table:style-name="Table3.A4" office:value-type="string">
            <text:p text:style-name="P8"><draw:frame draw:style-name="fr2" draw:name="graphics17" text:anchor-type="paragraph" svg:width="0.605cm" svg:height="1.028cm" draw:z-index="16"><draw:image xlink:href="Pictures/100000000000002800000044F8AD27B8.gif" xlink:type="simple" xlink:show="embed" xlink:actuate="onLoad"/></draw:frame></text:p>
          </table:table-cell>
          <table:table-cell table:style-name="Table3.A4" office:value-type="string">
            <text:p text:style-name="P8"><draw:frame draw:style-name="fr2" draw:name="graphics18" text:anchor-type="paragraph" svg:width="0.605cm" svg:height="1.028cm" draw:z-index="17"><draw:image xlink:href="Pictures/100000000000002800000044F8AD27B8.gif" xlink:type="simple" xlink:show="embed" xlink:actuate="onLoad"/></draw:frame></text:p>
          </table:table-cell>
          <table:table-cell table:style-name="Table3.A4" office:value-type="string">
            <text:p text:style-name="P8"><draw:frame draw:style-name="fr2" draw:name="graphics19" text:anchor-type="paragraph" svg:width="0.605cm" svg:height="1.028cm" draw:z-index="18"><draw:image xlink:href="Pictures/100000000000002800000044F8AD27B8.gif" xlink:type="simple" xlink:show="embed" xlink:actuate="onLoad"/></draw:frame></text:p>
          </table:table-cell>
          <table:table-cell table:style-name="Table3.A4" office:value-type="string">
            <text:p text:style-name="P8"><draw:frame draw:style-name="fr2" draw:name="graphics20" text:anchor-type="paragraph" svg:width="0.605cm" svg:height="1.028cm" draw:z-index="19"><draw:image xlink:href="Pictures/100000000000002800000044F8AD27B8.gif" xlink:type="simple" xlink:show="embed" xlink:actuate="onLoad"/></draw:frame></text:p>
          </table:table-cell>
          <table:table-cell table:style-name="Table3.A4" office:value-type="string">
            <text:p text:style-name="P8"><draw:frame draw:style-name="fr2" draw:name="graphics21" text:anchor-type="paragraph" svg:width="0.605cm" svg:height="1.028cm" draw:z-index="20"><draw:image xlink:href="Pictures/100000000000002800000044F8AD27B8.gif" xlink:type="simple" xlink:show="embed" xlink:actuate="onLoad"/></draw:frame></text:p>
          </table:table-cell>
          <table:table-cell table:style-name="Table3.A4" office:value-type="string">
            <text:p text:style-name="P8"><draw:frame draw:style-name="fr2" draw:name="graphics22" text:anchor-type="paragraph" svg:width="0.605cm" svg:height="1.028cm" draw:z-index="21"><draw:image xlink:href="Pictures/100000000000002800000044F8AD27B8.gif" xlink:type="simple" xlink:show="embed" xlink:actuate="onLoad"/></draw:frame></text:p>
          </table:table-cell>
          <table:table-cell table:style-name="Table3.A4" office:value-type="string">
            <text:p text:style-name="P8"><draw:frame draw:style-name="fr2" draw:name="graphics23" text:anchor-type="paragraph" svg:width="0.605cm" svg:height="1.028cm" draw:z-index="22"><draw:image xlink:href="Pictures/100000000000002800000044F8AD27B8.gif" xlink:type="simple" xlink:show="embed" xlink:actuate="onLoad"/></draw:frame></text:p>
          </table:table-cell>
          <table:table-cell table:style-name="Table3.A4" office:value-type="string">
            <text:p text:style-name="P8"><draw:frame draw:style-name="fr2" draw:name="graphics24" text:anchor-type="paragraph" svg:width="0.605cm" svg:height="1.028cm" draw:z-index="23"><draw:image xlink:href="Pictures/100000000000002800000044F8AD27B8.gif" xlink:type="simple" xlink:show="embed" xlink:actuate="onLoad"/></draw:frame></text:p>
          </table:table-cell>
        </table:table-row>
      </table:table>
      <text:p text:style-name="Standard"/>
      <text:p text:style-name="Standard">Notes output by the arpeggiator are adjusted (if neccessary) to fall on the scale defined by the key root note (see below) and the scale type. Out of scale notes can be skipped (with or without a rest) or sharpened/flattened by 1 semitone to bring them on to the scale. The Alternate mode sharpens and flattens alternate off-scale notes in the arpeggio sequence. Each time the arpeggio is rebuilt the adjustment applied to each note is also toggled. You can force a rebuild by pressing Alternate while the arpeggio is playing. The adjustment is also alternated with each octave in the arpeggio sequence <text:s/>(so in a sequence spanning 2 octaves notes which are sharpened on the first octave are flattened in the second and vice-versa)</text:p>
      <text:p text:style-name="Standard"/>
      <table:table table:name="Table1" table:style-name="Table1">
        <table:table-column table:style-name="Table1.A"/>
        <table:table-column table:style-name="Table1.B" table:number-columns-repeated="11"/>
        <table:table-column table:style-name="Table1.M"/>
        <table:table-row table:style-name="Table1.1">
          <table:table-cell table:style-name="Table1.A1" office:value-type="string">
            <text:p text:style-name="Table_20_Contents">Chromatic</text:p>
          </table:table-cell>
          <table:table-cell table:style-name="Table1.A1" office:value-type="string">
            <text:p text:style-name="P2">C</text:p>
          </table:table-cell>
          <table:table-cell table:style-name="Table1.C1" office:value-type="string">
            <text:p text:style-name="P2">C#</text:p>
          </table:table-cell>
          <table:table-cell table:style-name="Table1.A1" office:value-type="string">
            <text:p text:style-name="P2">D</text:p>
          </table:table-cell>
          <table:table-cell table:style-name="Table1.E1" office:value-type="string">
            <text:p text:style-name="P1">D#</text:p>
          </table:table-cell>
          <table:table-cell table:style-name="Table1.A1" office:value-type="string">
            <text:p text:style-name="P2">E</text:p>
          </table:table-cell>
          <table:table-cell table:style-name="Table1.A1" office:value-type="string">
            <text:p text:style-name="P2">F</text:p>
          </table:table-cell>
          <table:table-cell table:style-name="Table1.E1" office:value-type="string">
            <text:p text:style-name="P1">F#</text:p>
          </table:table-cell>
          <table:table-cell table:style-name="Table1.A1" office:value-type="string">
            <text:p text:style-name="P2">G</text:p>
          </table:table-cell>
          <table:table-cell table:style-name="Table1.E1" office:value-type="string">
            <text:p text:style-name="P1">G#</text:p>
          </table:table-cell>
          <table:table-cell table:style-name="Table1.A1" office:value-type="string">
            <text:p text:style-name="P2">A</text:p>
          </table:table-cell>
          <table:table-cell table:style-name="Table1.E1" office:value-type="string">
            <text:p text:style-name="P1">A#</text:p>
          </table:table-cell>
          <table:table-cell table:style-name="Table1.M1" office:value-type="string">
            <text:p text:style-name="P2">B</text:p>
          </table:table-cell>
        </table:table-row>
        <table:table-row table:style-name="Table1.1">
          <table:table-cell table:style-name="Table1.A2" office:value-type="string">
            <text:p text:style-name="Table_20_Contents">Ion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Dor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Phryg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
          </table:table-cell>
          <table:table-cell table:style-name="Table1.E2" office:value-type="string">
            <text:p text:style-name="P1">F#</text:p>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Mixo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Aeol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ocr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F#</text:p>
          </table:table-cell>
          <table:table-cell table:style-name="Table1.A2" office:value-type="string">
            <text:p text:style-name="P2"/>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
      <text:p text:style-name="Standard"/>
      <text:p text:style-name="Standard"/>
      <text:p text:style-name="P11">The scale root note is selected by pressing and holding the <text:span text:style-name="T1">SHFT </text:span>button</text:p>
      <text:p text:style-name="Standard"/>
      <table:table table:name="Table4" table:style-name="Table4">
        <table:table-column table:style-name="Table4.A" table:number-columns-repeated="5"/>
        <table:table-column table:style-name="Table4.F"/>
        <table:table-column table:style-name="Table4.A" table:number-columns-repeated="4"/>
        <table:table-column table:style-name="Table4.F"/>
        <table:table-column table:style-name="Table4.A" table:number-columns-repeated="4"/>
        <table:table-column table:style-name="Table4.P"/>
        <table:table-row>
          <table:table-cell table:style-name="Table4.A1" table:number-columns-spanned="12" office:value-type="string">
            <text:p text:style-name="P3">SCALE ROOT NOT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2" office:value-type="string">
            <text:p text:style-name="P6">C</text:p>
          </table:table-cell>
          <table:table-cell table:style-name="Table4.A2" office:value-type="string">
            <text:p text:style-name="P5">C#</text:p>
          </table:table-cell>
          <table:table-cell table:style-name="Table4.A2" office:value-type="string">
            <text:p text:style-name="P5">D</text:p>
          </table:table-cell>
          <table:table-cell table:style-name="Table4.A2" office:value-type="string">
            <text:p text:style-name="P5">D#</text:p>
          </table:table-cell>
          <table:table-cell table:style-name="Table4.A2" office:value-type="string">
            <text:p text:style-name="P5">E</text:p>
          </table:table-cell>
          <table:table-cell table:style-name="Table4.A2" office:value-type="string">
            <text:p text:style-name="P5">F</text:p>
          </table:table-cell>
          <table:table-cell table:style-name="Table4.A2" office:value-type="string">
            <text:p text:style-name="P5">F#</text:p>
          </table:table-cell>
          <table:table-cell table:style-name="Table4.A2" office:value-type="string">
            <text:p text:style-name="P5">G</text:p>
          </table:table-cell>
          <table:table-cell table:style-name="Table4.A2" office:value-type="string">
            <text:p text:style-name="P5">G#</text:p>
          </table:table-cell>
          <table:table-cell table:style-name="Table4.A2" office:value-type="string">
            <text:p text:style-name="P5">A</text:p>
          </table:table-cell>
          <table:table-cell table:style-name="Table4.A2" office:value-type="string">
            <text:p text:style-name="P5">A#</text:p>
          </table:table-cell>
          <table:table-cell table:style-name="Table4.A2" office:value-type="string">
            <text:p text:style-name="P5">B</text:p>
          </table:table-cell>
          <table:table-cell table:style-name="Table4.A2" office:value-type="string">
            <text:p text:style-name="P5"/>
          </table:table-cell>
          <table:table-cell table:style-name="Table4.A2" office:value-type="string">
            <text:p text:style-name="P5"/>
          </table:table-cell>
          <table:table-cell table:style-name="Table4.A2" office:value-type="string">
            <text:p text:style-name="P6"/>
          </table:table-cell>
          <table:table-cell table:style-name="Table4.A2" office:value-type="string">
            <text:p text:style-name="P5"/>
          </table:table-cell>
        </table:table-row>
        <table:table-row>
          <table:table-cell table:style-name="Table4.A3" office:value-type="string">
            <text:p text:style-name="P8"><draw:frame draw:style-name="fr1" draw:name="graphics30" text:anchor-type="paragraph" svg:x="0cm" svg:y="0cm" svg:width="0.605cm" svg:height="0.591cm" draw:z-index="29"><draw:image xlink:href="Pictures/10000000000000300000002F69176FF4.gif" xlink:type="simple" xlink:show="embed" xlink:actuate="onLoad"/></draw:frame></text:p>
          </table:table-cell>
          <table:table-cell table:style-name="Table4.A3" office:value-type="string">
            <text:p text:style-name="P8"><draw:frame draw:style-name="fr1" draw:name="graphics31" text:anchor-type="paragraph" svg:x="0cm" svg:y="0cm" svg:width="0.605cm" svg:height="0.591cm" draw:z-index="30"><draw:image xlink:href="Pictures/10000000000000300000002F69176FF4.gif" xlink:type="simple" xlink:show="embed" xlink:actuate="onLoad"/></draw:frame></text:p>
          </table:table-cell>
          <table:table-cell table:style-name="Table4.A3" office:value-type="string">
            <text:p text:style-name="P8"><draw:frame draw:style-name="fr1" draw:name="graphics32" text:anchor-type="paragraph" svg:x="0cm" svg:y="0cm" svg:width="0.605cm" svg:height="0.591cm" draw:z-index="31"><draw:image xlink:href="Pictures/10000000000000300000002F69176FF4.gif" xlink:type="simple" xlink:show="embed" xlink:actuate="onLoad"/></draw:frame></text:p>
          </table:table-cell>
          <table:table-cell table:style-name="Table4.A3" office:value-type="string">
            <text:p text:style-name="P8"><draw:frame draw:style-name="fr1" draw:name="graphics33" text:anchor-type="paragraph" svg:x="0cm" svg:y="0cm" svg:width="0.605cm" svg:height="0.591cm" draw:z-index="32"><draw:image xlink:href="Pictures/10000000000000300000002F69176FF4.gif" xlink:type="simple" xlink:show="embed" xlink:actuate="onLoad"/></draw:frame></text:p>
          </table:table-cell>
          <table:table-cell table:style-name="Table4.A3" office:value-type="string">
            <text:p text:style-name="P8"><draw:frame draw:style-name="fr1" draw:name="graphics34" text:anchor-type="paragraph" svg:x="0cm" svg:y="0cm" svg:width="0.605cm" svg:height="0.591cm" draw:z-index="33"><draw:image xlink:href="Pictures/10000000000000300000002F69176FF4.gif" xlink:type="simple" xlink:show="embed" xlink:actuate="onLoad"/></draw:frame></text:p>
          </table:table-cell>
          <table:table-cell table:style-name="Table4.A3" office:value-type="string">
            <text:p text:style-name="P8"><draw:frame draw:style-name="fr1" draw:name="graphics35" text:anchor-type="paragraph" svg:x="0cm" svg:y="0cm" svg:width="0.605cm" svg:height="0.591cm" draw:z-index="34"><draw:image xlink:href="Pictures/10000000000000300000002F69176FF4.gif" xlink:type="simple" xlink:show="embed" xlink:actuate="onLoad"/></draw:frame></text:p>
          </table:table-cell>
          <table:table-cell table:style-name="Table4.A3" office:value-type="string">
            <text:p text:style-name="P8"><draw:frame draw:style-name="fr1" draw:name="graphics36" text:anchor-type="paragraph" svg:x="0cm" svg:y="0cm" svg:width="0.605cm" svg:height="0.591cm" draw:z-index="35"><draw:image xlink:href="Pictures/10000000000000300000002F69176FF4.gif" xlink:type="simple" xlink:show="embed" xlink:actuate="onLoad"/></draw:frame></text:p>
          </table:table-cell>
          <table:table-cell table:style-name="Table4.A3" office:value-type="string">
            <text:p text:style-name="P8"><draw:frame draw:style-name="fr1" draw:name="graphics37" text:anchor-type="paragraph" svg:x="0cm" svg:y="0cm" svg:width="0.605cm" svg:height="0.591cm" draw:z-index="36"><draw:image xlink:href="Pictures/10000000000000300000002F69176FF4.gif" xlink:type="simple" xlink:show="embed" xlink:actuate="onLoad"/></draw:frame></text:p>
          </table:table-cell>
          <table:table-cell table:style-name="Table4.A3" office:value-type="string">
            <text:p text:style-name="P8"><draw:frame draw:style-name="fr1" draw:name="graphics59" text:anchor-type="paragraph" svg:x="0cm" svg:y="0cm" svg:width="0.605cm" svg:height="0.591cm" draw:z-index="37"><draw:image xlink:href="Pictures/10000000000000300000002F69176FF4.gif" xlink:type="simple" xlink:show="embed" xlink:actuate="onLoad"/></draw:frame></text:p>
          </table:table-cell>
          <table:table-cell table:style-name="Table4.A3" office:value-type="string">
            <text:p text:style-name="P8"><draw:frame draw:style-name="fr1" draw:name="graphics60" text:anchor-type="paragraph" svg:x="0cm" svg:y="0cm" svg:width="0.605cm" svg:height="0.591cm" draw:z-index="38"><draw:image xlink:href="Pictures/10000000000000300000002F69176FF4.gif" xlink:type="simple" xlink:show="embed" xlink:actuate="onLoad"/></draw:frame></text:p>
          </table:table-cell>
          <table:table-cell table:style-name="Table4.A3" office:value-type="string">
            <text:p text:style-name="P8"><draw:frame draw:style-name="fr1" draw:name="graphics61" text:anchor-type="paragraph" svg:x="0cm" svg:y="0cm" svg:width="0.605cm" svg:height="0.591cm" draw:z-index="39"><draw:image xlink:href="Pictures/10000000000000300000002F69176FF4.gif" xlink:type="simple" xlink:show="embed" xlink:actuate="onLoad"/></draw:frame></text:p>
          </table:table-cell>
          <table:table-cell table:style-name="Table4.A3" office:value-type="string">
            <text:p text:style-name="P8"><draw:frame draw:style-name="fr1" draw:name="graphics38" text:anchor-type="paragraph" svg:x="0cm" svg:y="0cm" svg:width="0.605cm" svg:height="0.591cm" draw:z-index="40"><draw:image xlink:href="Pictures/10000000000000300000002F69176FF4.gif" xlink:type="simple" xlink:show="embed" xlink:actuate="onLoad"/></draw:frame></text:p>
          </table:table-cell>
          <table:table-cell table:style-name="Table4.A3" office:value-type="string">
            <text:p text:style-name="P8"/>
          </table:table-cell>
          <table:table-cell table:style-name="Table4.A3" office:value-type="string">
            <text:p text:style-name="P8"/>
          </table:table-cell>
          <table:table-cell table:style-name="Table4.A3" office:value-type="string">
            <text:p text:style-name="P8"/>
          </table:table-cell>
          <table:table-cell table:style-name="Table4.A3" office:value-type="string">
            <text:p text:style-name="P8"/>
          </table:table-cell>
        </table:table-row>
        <table:table-row>
          <table:table-cell table:style-name="Table4.A4" office:value-type="string">
            <text:p text:style-name="P8"><draw:frame draw:style-name="fr2" draw:name="graphics43" text:anchor-type="paragraph" svg:width="0.605cm" svg:height="1.028cm" draw:z-index="41"><draw:image xlink:href="Pictures/100000000000002800000044F8AD27B8.gif" xlink:type="simple" xlink:show="embed" xlink:actuate="onLoad"/></draw:frame></text:p>
          </table:table-cell>
          <table:table-cell table:style-name="Table4.A4" office:value-type="string">
            <text:p text:style-name="P8"><draw:frame draw:style-name="fr2" draw:name="graphics44" text:anchor-type="paragraph" svg:width="0.605cm" svg:height="1.028cm" draw:z-index="42"><draw:image xlink:href="Pictures/100000000000002800000044F8AD27B8.gif" xlink:type="simple" xlink:show="embed" xlink:actuate="onLoad"/></draw:frame></text:p>
          </table:table-cell>
          <table:table-cell table:style-name="Table4.A4" office:value-type="string">
            <text:p text:style-name="P8"><draw:frame draw:style-name="fr2" draw:name="graphics45" text:anchor-type="paragraph" svg:width="0.605cm" svg:height="1.028cm" draw:z-index="43"><draw:image xlink:href="Pictures/100000000000002800000044F8AD27B8.gif" xlink:type="simple" xlink:show="embed" xlink:actuate="onLoad"/></draw:frame></text:p>
          </table:table-cell>
          <table:table-cell table:style-name="Table4.A4" office:value-type="string">
            <text:p text:style-name="P8"><draw:frame draw:style-name="fr2" draw:name="graphics46" text:anchor-type="paragraph" svg:width="0.605cm" svg:height="1.028cm" draw:z-index="44"><draw:image xlink:href="Pictures/100000000000002800000044F8AD27B8.gif" xlink:type="simple" xlink:show="embed" xlink:actuate="onLoad"/></draw:frame></text:p>
          </table:table-cell>
          <table:table-cell table:style-name="Table4.A4" office:value-type="string">
            <text:p text:style-name="P8"><draw:frame draw:style-name="fr2" draw:name="graphics47" text:anchor-type="paragraph" svg:width="0.605cm" svg:height="1.028cm" draw:z-index="45"><draw:image xlink:href="Pictures/100000000000002800000044F8AD27B8.gif" xlink:type="simple" xlink:show="embed" xlink:actuate="onLoad"/></draw:frame></text:p>
          </table:table-cell>
          <table:table-cell table:style-name="Table4.A4" office:value-type="string">
            <text:p text:style-name="P8"><draw:frame draw:style-name="fr2" draw:name="graphics48" text:anchor-type="paragraph" svg:width="0.605cm" svg:height="1.028cm" draw:z-index="46"><draw:image xlink:href="Pictures/100000000000002800000044F8AD27B8.gif" xlink:type="simple" xlink:show="embed" xlink:actuate="onLoad"/></draw:frame></text:p>
          </table:table-cell>
          <table:table-cell table:style-name="Table4.A4" office:value-type="string">
            <text:p text:style-name="P8"><draw:frame draw:style-name="fr2" draw:name="graphics49" text:anchor-type="paragraph" svg:width="0.605cm" svg:height="1.028cm" draw:z-index="47"><draw:image xlink:href="Pictures/100000000000002800000044F8AD27B8.gif" xlink:type="simple" xlink:show="embed" xlink:actuate="onLoad"/></draw:frame></text:p>
          </table:table-cell>
          <table:table-cell table:style-name="Table4.A4" office:value-type="string">
            <text:p text:style-name="P8"><draw:frame draw:style-name="fr2" draw:name="graphics50" text:anchor-type="paragraph" svg:width="0.605cm" svg:height="1.028cm" draw:z-index="48"><draw:image xlink:href="Pictures/100000000000002800000044F8AD27B8.gif" xlink:type="simple" xlink:show="embed" xlink:actuate="onLoad"/></draw:frame></text:p>
          </table:table-cell>
          <table:table-cell table:style-name="Table4.A4" office:value-type="string">
            <text:p text:style-name="P8"><draw:frame draw:style-name="fr2" draw:name="graphics51" text:anchor-type="paragraph" svg:width="0.605cm" svg:height="1.028cm" draw:z-index="49"><draw:image xlink:href="Pictures/100000000000002800000044F8AD27B8.gif" xlink:type="simple" xlink:show="embed" xlink:actuate="onLoad"/></draw:frame></text:p>
          </table:table-cell>
          <table:table-cell table:style-name="Table4.A4" office:value-type="string">
            <text:p text:style-name="P8"><draw:frame draw:style-name="fr2" draw:name="graphics52" text:anchor-type="paragraph" svg:width="0.605cm" svg:height="1.028cm" draw:z-index="50"><draw:image xlink:href="Pictures/100000000000002800000044F8AD27B8.gif" xlink:type="simple" xlink:show="embed" xlink:actuate="onLoad"/></draw:frame></text:p>
          </table:table-cell>
          <table:table-cell table:style-name="Table4.A4" office:value-type="string">
            <text:p text:style-name="P8"><draw:frame draw:style-name="fr2" draw:name="graphics53" text:anchor-type="paragraph" svg:width="0.605cm" svg:height="1.028cm" draw:z-index="51"><draw:image xlink:href="Pictures/100000000000002800000044F8AD27B8.gif" xlink:type="simple" xlink:show="embed" xlink:actuate="onLoad"/></draw:frame></text:p>
          </table:table-cell>
          <table:table-cell table:style-name="Table4.A4" office:value-type="string">
            <text:p text:style-name="P8"><draw:frame draw:style-name="fr2" draw:name="graphics54" text:anchor-type="paragraph" svg:width="0.605cm" svg:height="1.028cm" draw:z-index="52"><draw:image xlink:href="Pictures/100000000000002800000044F8AD27B8.gif" xlink:type="simple" xlink:show="embed" xlink:actuate="onLoad"/></draw:frame></text:p>
          </table:table-cell>
          <table:table-cell table:style-name="Table4.A4" office:value-type="string">
            <text:p text:style-name="P8"><draw:frame draw:style-name="fr2" draw:name="graphics55" text:anchor-type="paragraph" svg:width="0.605cm" svg:height="1.028cm" draw:z-index="53"><draw:image xlink:href="Pictures/100000000000002800000044F8AD27B8.gif" xlink:type="simple" xlink:show="embed" xlink:actuate="onLoad"/></draw:frame></text:p>
          </table:table-cell>
          <table:table-cell table:style-name="Table4.A4" office:value-type="string">
            <text:p text:style-name="P8"><draw:frame draw:style-name="fr2" draw:name="graphics56" text:anchor-type="paragraph" svg:width="0.605cm" svg:height="1.028cm" draw:z-index="54"><draw:image xlink:href="Pictures/100000000000002800000044F8AD27B8.gif" xlink:type="simple" xlink:show="embed" xlink:actuate="onLoad"/></draw:frame></text:p>
          </table:table-cell>
          <table:table-cell table:style-name="Table4.A4" office:value-type="string">
            <text:p text:style-name="P8"><draw:frame draw:style-name="fr2" draw:name="graphics57" text:anchor-type="paragraph" svg:width="0.605cm" svg:height="1.028cm" draw:z-index="55"><draw:image xlink:href="Pictures/100000000000002800000044F8AD27B8.gif" xlink:type="simple" xlink:show="embed" xlink:actuate="onLoad"/></draw:frame></text:p>
          </table:table-cell>
          <table:table-cell table:style-name="Table4.A4" office:value-type="string">
            <text:p text:style-name="P8"><draw:frame draw:style-name="fr2" draw:name="graphics58" text:anchor-type="paragraph" svg:width="0.605cm" svg:height="1.028cm" draw:z-index="56"><draw:image xlink:href="Pictures/100000000000002800000044F8AD27B8.gif" xlink:type="simple" xlink:show="embed" xlink:actuate="onLoad"/></draw:frame></text:p>
          </table:table-cell>
        </table:table-row>
      </table:table>
      <text:p text:style-name="Standard"/>
      <text:h text:style-name="Heading_20_1" text:outline-level="1">NEW FEATURE: PREFERENCES</text:h>
      <text:p text:style-name="Text_20_body">A new "global preferences" menu has been added. This is accessed with a long press to the PLEN menu button. These options are save to EEPROM</text:p>
      <text:p text:style-name="Text_20_body"/>
      <table:table table:name="Table2" table:style-name="Table2">
        <table:table-column table:style-name="Table2.A" table:number-columns-repeated="11"/>
        <table:table-column table:style-name="Table2.L"/>
        <table:table-column table:style-name="Table2.M" table:number-columns-repeated="3"/>
        <table:table-column table:style-name="Table2.P"/>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table:number-rows-spanned="2" office:value-type="string">
            <text:p text:style-name="P3"/>
            <text:p text:style-name="P6">Auto revert</text:p>
          </table:table-cell>
          <table:table-cell table:style-name="Table2.A1" table:number-columns-spanned="2" office:value-type="string">
            <text:p text:style-name="P7">Long Press</text:p>
          </table:table-cell>
          <table:covered-table-cell/>
          <table:table-cell table:style-name="Table2.A1" table:number-columns-spanned="2" office:value-type="string">
            <text:p text:style-name="P7">LED Profile</text:p>
          </table:table-cell>
          <table:covered-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covered-table-cell/>
          <table:table-cell table:style-name="Table2.A2" office:value-type="string">
            <text:p text:style-name="P5">A</text:p>
          </table:table-cell>
          <table:table-cell table:style-name="Table2.A2" office:value-type="string">
            <text:p text:style-name="P5">B</text:p>
          </table:table-cell>
          <table:table-cell table:style-name="Table2.A2" office:value-type="string">
            <text:p text:style-name="P5">A</text:p>
          </table:table-cell>
          <table:table-cell table:style-name="Table2.A2" office:value-type="string">
            <text:p text:style-name="P5">B</text:p>
          </table:table-cell>
        </table:table-row>
        <table:table-row>
          <table:table-cell table:style-name="Table2.A3" office:value-type="string">
            <text:p text:style-name="P8"><draw:frame draw:style-name="fr1" draw:name="graphics39" text:anchor-type="paragraph" svg:x="0cm" svg:y="0cm" svg:width="0.605cm" svg:height="0.591cm" draw:z-index="57"><draw:image xlink:href="Pictures/10000000000000300000002F69176FF4.gif" xlink:type="simple" xlink:show="embed" xlink:actuate="onLoad"/></draw:frame></text:p>
          </table:table-cell>
          <table:table-cell table:style-name="Table2.A3" office:value-type="string">
            <text:p text:style-name="P8"><draw:frame draw:style-name="fr1" draw:name="graphics40" text:anchor-type="paragraph" svg:x="0cm" svg:y="0cm" svg:width="0.605cm" svg:height="0.591cm" draw:z-index="58"><draw:image xlink:href="Pictures/10000000000000300000002F69176FF4.gif" xlink:type="simple" xlink:show="embed" xlink:actuate="onLoad"/></draw:frame></text:p>
          </table:table-cell>
          <table:table-cell table:style-name="Table2.A3" office:value-type="string">
            <text:p text:style-name="P8"><draw:frame draw:style-name="fr1" draw:name="graphics41" text:anchor-type="paragraph" svg:x="0cm" svg:y="0cm" svg:width="0.605cm" svg:height="0.591cm" draw:z-index="59"><draw:image xlink:href="Pictures/10000000000000300000002F69176FF4.gif" xlink:type="simple" xlink:show="embed" xlink:actuate="onLoad"/></draw:frame></text:p>
          </table:table-cell>
          <table:table-cell table:style-name="Table2.A3" office:value-type="string">
            <text:p text:style-name="P8"><draw:frame draw:style-name="fr1" draw:name="graphics42" text:anchor-type="paragraph" svg:x="0cm" svg:y="0cm" svg:width="0.605cm" svg:height="0.591cm" draw:z-index="60"><draw:image xlink:href="Pictures/10000000000000300000002F69176FF4.gif" xlink:type="simple" xlink:show="embed" xlink:actuate="onLoad"/></draw:frame></text:p>
          </table:table-cell>
          <table:table-cell table:style-name="Table2.A3" office:value-type="string">
            <text:p text:style-name="P8"><draw:frame draw:style-name="fr1" draw:name="graphics62" text:anchor-type="paragraph" svg:x="0cm" svg:y="0cm" svg:width="0.605cm" svg:height="0.591cm" draw:z-index="61"><draw:image xlink:href="Pictures/10000000000000300000002F69176FF4.gif" xlink:type="simple" xlink:show="embed" xlink:actuate="onLoad"/></draw:frame></text:p>
          </table:table-cell>
          <table:table-cell table:style-name="Table2.A3" office:value-type="string">
            <text:p text:style-name="P8"><draw:frame draw:style-name="fr1" draw:name="graphics63" text:anchor-type="paragraph" svg:x="0cm" svg:y="0cm" svg:width="0.605cm" svg:height="0.591cm" draw:z-index="62"><draw:image xlink:href="Pictures/10000000000000300000002F69176FF4.gif" xlink:type="simple" xlink:show="embed" xlink:actuate="onLoad"/></draw:frame></text:p>
          </table:table-cell>
          <table:table-cell table:style-name="Table2.A3" office:value-type="string">
            <text:p text:style-name="P8"><draw:frame draw:style-name="fr1" draw:name="graphics64" text:anchor-type="paragraph" svg:x="0cm" svg:y="0cm" svg:width="0.605cm" svg:height="0.591cm" draw:z-index="63"><draw:image xlink:href="Pictures/10000000000000300000002F69176FF4.gif" xlink:type="simple" xlink:show="embed" xlink:actuate="onLoad"/></draw:frame></text:p>
          </table:table-cell>
          <table:table-cell table:style-name="Table2.A3" office:value-type="string">
            <text:p text:style-name="P8"><draw:frame draw:style-name="fr1" draw:name="graphics65" text:anchor-type="paragraph" svg:x="0cm" svg:y="0cm" svg:width="0.605cm" svg:height="0.591cm" draw:z-index="64"><draw:image xlink:href="Pictures/10000000000000300000002F69176FF4.gif" xlink:type="simple" xlink:show="embed" xlink:actuate="onLoad"/></draw:frame></text:p>
          </table:table-cell>
          <table:table-cell table:style-name="Table2.A3" office:value-type="string">
            <text:p text:style-name="P8"><draw:frame draw:style-name="fr1" draw:name="graphics66" text:anchor-type="paragraph" svg:x="0cm" svg:y="0cm" svg:width="0.605cm" svg:height="0.591cm" draw:z-index="65"><draw:image xlink:href="Pictures/10000000000000300000002F69176FF4.gif" xlink:type="simple" xlink:show="embed" xlink:actuate="onLoad"/></draw:frame></text:p>
          </table:table-cell>
          <table:table-cell table:style-name="Table2.A3" office:value-type="string">
            <text:p text:style-name="P8"><draw:frame draw:style-name="fr1" draw:name="graphics67" text:anchor-type="paragraph" svg:x="0cm" svg:y="0cm" svg:width="0.605cm" svg:height="0.591cm" draw:z-index="66"><draw:image xlink:href="Pictures/10000000000000300000002F69176FF4.gif" xlink:type="simple" xlink:show="embed" xlink:actuate="onLoad"/></draw:frame></text:p>
          </table:table-cell>
          <table:table-cell table:style-name="Table2.A3" office:value-type="string">
            <text:p text:style-name="P8"><draw:frame draw:style-name="fr1" draw:name="graphics68" text:anchor-type="paragraph" svg:x="0cm" svg:y="0cm" svg:width="0.605cm" svg:height="0.591cm" draw:z-index="67"><draw:image xlink:href="Pictures/10000000000000300000002F69176FF4.gif" xlink:type="simple" xlink:show="embed" xlink:actuate="onLoad"/></draw:frame></text:p>
          </table:table-cell>
          <table:table-cell table:style-name="Table2.A3" office:value-type="string">
            <text:p text:style-name="P8"><draw:frame draw:style-name="fr1" draw:name="graphics69" text:anchor-type="paragraph" svg:x="0cm" svg:y="0cm" svg:width="0.605cm" svg:height="0.591cm" draw:z-index="68"><draw:image xlink:href="Pictures/10000000000000300000002F69176FF4.gif" xlink:type="simple" xlink:show="embed" xlink:actuate="onLoad"/></draw:frame></text:p>
          </table:table-cell>
          <table:table-cell table:style-name="Table2.A3" office:value-type="string">
            <text:p text:style-name="P8"><draw:frame draw:style-name="fr1" draw:name="graphics86" text:anchor-type="paragraph" svg:x="0cm" svg:y="0cm" svg:width="0.605cm" svg:height="0.591cm" draw:z-index="85"><draw:image xlink:href="Pictures/10000000000000300000002F69176FF4.gif" xlink:type="simple" xlink:show="embed" xlink:actuate="onLoad"/></draw:frame></text:p>
          </table:table-cell>
          <table:table-cell table:style-name="Table2.A3" office:value-type="string">
            <text:p text:style-name="P8"><draw:frame draw:style-name="fr1" draw:name="graphics87" text:anchor-type="paragraph" svg:x="0cm" svg:y="0cm" svg:width="0.605cm" svg:height="0.591cm" draw:z-index="86"><draw:image xlink:href="Pictures/10000000000000300000002F69176FF4.gif" xlink:type="simple" xlink:show="embed" xlink:actuate="onLoad"/></draw:frame></text:p>
          </table:table-cell>
          <table:table-cell table:style-name="Table2.A3" office:value-type="string">
            <text:p text:style-name="P8"><draw:frame draw:style-name="fr1" draw:name="graphics88" text:anchor-type="paragraph" svg:x="0cm" svg:y="0cm" svg:width="0.605cm" svg:height="0.591cm" draw:z-index="87"><draw:image xlink:href="Pictures/10000000000000300000002F69176FF4.gif" xlink:type="simple" xlink:show="embed" xlink:actuate="onLoad"/></draw:frame></text:p>
          </table:table-cell>
          <table:table-cell table:style-name="Table2.A3" office:value-type="string">
            <text:p text:style-name="P8"><draw:frame draw:style-name="fr1" draw:name="graphics89" text:anchor-type="paragraph" svg:x="0cm" svg:y="0cm" svg:width="0.605cm" svg:height="0.591cm" draw:z-index="88"><draw:image xlink:href="Pictures/10000000000000300000002F69176FF4.gif" xlink:type="simple" xlink:show="embed" xlink:actuate="onLoad"/></draw:frame></text:p>
          </table:table-cell>
        </table:table-row>
        <table:table-row>
          <table:table-cell table:style-name="Table2.A4" office:value-type="string">
            <text:p text:style-name="P8"><draw:frame draw:style-name="fr2" draw:name="graphics70" text:anchor-type="paragraph" svg:width="0.605cm" svg:height="1.028cm" draw:z-index="69"><draw:image xlink:href="Pictures/100000000000002800000044F8AD27B8.gif" xlink:type="simple" xlink:show="embed" xlink:actuate="onLoad"/></draw:frame></text:p>
          </table:table-cell>
          <table:table-cell table:style-name="Table2.A4" office:value-type="string">
            <text:p text:style-name="P8"><draw:frame draw:style-name="fr2" draw:name="graphics71" text:anchor-type="paragraph" svg:width="0.605cm" svg:height="1.028cm" draw:z-index="70"><draw:image xlink:href="Pictures/100000000000002800000044F8AD27B8.gif" xlink:type="simple" xlink:show="embed" xlink:actuate="onLoad"/></draw:frame></text:p>
          </table:table-cell>
          <table:table-cell table:style-name="Table2.A4" office:value-type="string">
            <text:p text:style-name="P8"><draw:frame draw:style-name="fr2" draw:name="graphics72" text:anchor-type="paragraph" svg:width="0.605cm" svg:height="1.028cm" draw:z-index="71"><draw:image xlink:href="Pictures/100000000000002800000044F8AD27B8.gif" xlink:type="simple" xlink:show="embed" xlink:actuate="onLoad"/></draw:frame></text:p>
          </table:table-cell>
          <table:table-cell table:style-name="Table2.A4" office:value-type="string">
            <text:p text:style-name="P8"><draw:frame draw:style-name="fr2" draw:name="graphics73" text:anchor-type="paragraph" svg:width="0.605cm" svg:height="1.028cm" draw:z-index="72"><draw:image xlink:href="Pictures/100000000000002800000044F8AD27B8.gif" xlink:type="simple" xlink:show="embed" xlink:actuate="onLoad"/></draw:frame></text:p>
          </table:table-cell>
          <table:table-cell table:style-name="Table2.A4" office:value-type="string">
            <text:p text:style-name="P8"><draw:frame draw:style-name="fr2" draw:name="graphics74" text:anchor-type="paragraph" svg:width="0.605cm" svg:height="1.028cm" draw:z-index="73"><draw:image xlink:href="Pictures/100000000000002800000044F8AD27B8.gif" xlink:type="simple" xlink:show="embed" xlink:actuate="onLoad"/></draw:frame></text:p>
          </table:table-cell>
          <table:table-cell table:style-name="Table2.A4" office:value-type="string">
            <text:p text:style-name="P8"><draw:frame draw:style-name="fr2" draw:name="graphics75" text:anchor-type="paragraph" svg:width="0.605cm" svg:height="1.028cm" draw:z-index="74"><draw:image xlink:href="Pictures/100000000000002800000044F8AD27B8.gif" xlink:type="simple" xlink:show="embed" xlink:actuate="onLoad"/></draw:frame></text:p>
          </table:table-cell>
          <table:table-cell table:style-name="Table2.A4" office:value-type="string">
            <text:p text:style-name="P8"><draw:frame draw:style-name="fr2" draw:name="graphics76" text:anchor-type="paragraph" svg:width="0.605cm" svg:height="1.028cm" draw:z-index="75"><draw:image xlink:href="Pictures/100000000000002800000044F8AD27B8.gif" xlink:type="simple" xlink:show="embed" xlink:actuate="onLoad"/></draw:frame></text:p>
          </table:table-cell>
          <table:table-cell table:style-name="Table2.A4" office:value-type="string">
            <text:p text:style-name="P8"><draw:frame draw:style-name="fr2" draw:name="graphics77" text:anchor-type="paragraph" svg:width="0.605cm" svg:height="1.028cm" draw:z-index="76"><draw:image xlink:href="Pictures/100000000000002800000044F8AD27B8.gif" xlink:type="simple" xlink:show="embed" xlink:actuate="onLoad"/></draw:frame></text:p>
          </table:table-cell>
          <table:table-cell table:style-name="Table2.A4" office:value-type="string">
            <text:p text:style-name="P8"><draw:frame draw:style-name="fr2" draw:name="graphics78" text:anchor-type="paragraph" svg:width="0.605cm" svg:height="1.028cm" draw:z-index="77"><draw:image xlink:href="Pictures/100000000000002800000044F8AD27B8.gif" xlink:type="simple" xlink:show="embed" xlink:actuate="onLoad"/></draw:frame></text:p>
          </table:table-cell>
          <table:table-cell table:style-name="Table2.A4" office:value-type="string">
            <text:p text:style-name="P8"><draw:frame draw:style-name="fr2" draw:name="graphics79" text:anchor-type="paragraph" svg:width="0.605cm" svg:height="1.028cm" draw:z-index="78"><draw:image xlink:href="Pictures/100000000000002800000044F8AD27B8.gif" xlink:type="simple" xlink:show="embed" xlink:actuate="onLoad"/></draw:frame></text:p>
          </table:table-cell>
          <table:table-cell table:style-name="Table2.A4" office:value-type="string">
            <text:p text:style-name="P8"><draw:frame draw:style-name="fr2" draw:name="graphics80" text:anchor-type="paragraph" svg:width="0.605cm" svg:height="1.028cm" draw:z-index="79"><draw:image xlink:href="Pictures/100000000000002800000044F8AD27B8.gif" xlink:type="simple" xlink:show="embed" xlink:actuate="onLoad"/></draw:frame></text:p>
          </table:table-cell>
          <table:table-cell table:style-name="Table2.A4" office:value-type="string">
            <text:p text:style-name="P8"><draw:frame draw:style-name="fr2" draw:name="graphics81" text:anchor-type="paragraph" svg:width="0.605cm" svg:height="1.028cm" draw:z-index="80"><draw:image xlink:href="Pictures/100000000000002800000044F8AD27B8.gif" xlink:type="simple" xlink:show="embed" xlink:actuate="onLoad"/></draw:frame></text:p>
          </table:table-cell>
          <table:table-cell table:style-name="Table2.A4" office:value-type="string">
            <text:p text:style-name="P8"><draw:frame draw:style-name="fr2" draw:name="graphics82" text:anchor-type="paragraph" svg:width="0.605cm" svg:height="1.028cm" draw:z-index="81"><draw:image xlink:href="Pictures/100000000000002800000044F8AD27B8.gif" xlink:type="simple" xlink:show="embed" xlink:actuate="onLoad"/></draw:frame></text:p>
          </table:table-cell>
          <table:table-cell table:style-name="Table2.A4" office:value-type="string">
            <text:p text:style-name="P8"><draw:frame draw:style-name="fr2" draw:name="graphics83" text:anchor-type="paragraph" svg:width="0.605cm" svg:height="1.028cm" draw:z-index="82"><draw:image xlink:href="Pictures/100000000000002800000044F8AD27B8.gif" xlink:type="simple" xlink:show="embed" xlink:actuate="onLoad"/></draw:frame></text:p>
          </table:table-cell>
          <table:table-cell table:style-name="Table2.A4" office:value-type="string">
            <text:p text:style-name="P8"><draw:frame draw:style-name="fr2" draw:name="graphics84" text:anchor-type="paragraph" svg:width="0.605cm" svg:height="1.028cm" draw:z-index="83"><draw:image xlink:href="Pictures/100000000000002800000044F8AD27B8.gif" xlink:type="simple" xlink:show="embed" xlink:actuate="onLoad"/></draw:frame></text:p>
          </table:table-cell>
          <table:table-cell table:style-name="Table2.A4" office:value-type="string">
            <text:p text:style-name="P8"><draw:frame draw:style-name="fr2" draw:name="graphics85" text:anchor-type="paragraph" svg:width="0.605cm" svg:height="1.028cm" draw:z-index="84"><draw:image xlink:href="Pictures/100000000000002800000044F8AD27B8.gif" xlink:type="simple" xlink:show="embed" xlink:actuate="onLoad"/></draw:frame></text:p>
          </table:table-cell>
        </table:table-row>
      </table:table>
      <text:p text:style-name="Standard"/>
      <text:p text:style-name="Standard"><text:span text:style-name="T1">Auto Display Revert </text:span>determines whether the display reverts to "pattern" display</text:p>
      <text:p text:style-name="Standard">OFF = do not revert</text:p>
      <text:p text:style-name="Standard">ON = revert back after approx 10 seconds</text:p>
      <text:p text:style-name="Standard"/>
      <text:p text:style-name="Standard"><text:span text:style-name="T1">Long Press Time </text:span><text:span text:style-name="T2">s</text:span>elects the amount of time that a menu button needs to be held down in order to access "second function"</text:p>
      <text:p text:style-name="Standard">A = OFF, B=OFF - 1.5 seconds</text:p>
      <text:p text:style-name="Standard">A = ON, B=OFF - 1 second</text:p>
      <text:p text:style-name="Standard">A = OFF, B=ON- 0.5 seconds</text:p>
      <text:p text:style-name="Standard">A = ON, B=ON- 0.25 seconds</text:p>
      <text:p text:style-name="Standard"/>
      <text:p text:style-name="Standard"><text:span text:style-name="T1">LED Profile </text:span><text:span text:style-name="T2">allows a choice between different sets of LED brighness levels. S</text:span>elect the best option for the LEDs you have installed on your ARPIE, where you have a decent contrast between the DIM, MEDIUM and BRIGHT options without excessive flickering. As a guideline:</text:p>
      <text:p text:style-name="Standard">A = OFF, B=OFF - Use with super high brightness LEDs (e.g. super bright white/green)</text:p>
      <text:p text:style-name="Standard">A = ON, B=OFF - Use with high brightness LEDs (e.g. super bright blue)</text:p>
      <text:p text:style-name="Standard">A = OFF, B=ON - Use with medium brightness LEDs <text:s/>(e.g. bright blue/red)</text:p>
      <text:p text:style-name="Standard">A = ON, B=ON - Use with low brightness LEDs (e.g. standard green)</text:p>
      <text:p text:style-name="Standard"/>
      <text:h text:style-name="Heading_20_1" text:outline-level="1"/>
      <text:h text:style-name="P14" text:outline-level="1">NEW FEATURE: PERFORMANCE OPTIONS</text:h>
      <text:p text:style-name="Text_20_body">A new "performance options" menu has been added. This is accessed with a long press to the MODE menu button. These options are saved to EEPROM</text:p>
      <table:table table:name="Table5" table:style-name="Table5">
        <table:table-column table:style-name="Table5.A" table:number-columns-repeated="11"/>
        <table:table-column table:style-name="Table5.L"/>
        <table:table-column table:style-name="Table5.M" table:number-columns-repeated="2"/>
        <table:table-column table:style-name="Table5.O"/>
        <table:table-column table:style-name="Table5.P"/>
        <table:table-row>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table-cell table:style-name="Table5.A2" office:value-type="string">
            <text:p text:style-name="P5">Hold Button Fn 2</text:p>
          </table:table-cell>
          <table:table-cell table:style-name="Table5.A2" office:value-type="string">
            <text:p text:style-name="P5"/>
          </table:table-cell>
          <table:table-cell table:style-name="Table5.A2" office:value-type="string">
            <text:p text:style-name="P5">Skip On Rest</text:p>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6"/>
          </table:table-cell>
          <table:table-cell table:style-name="Table5.A2" office:value-type="string">
            <text:p text:style-name="P5"/>
          </table:table-cell>
        </table:table-row>
        <table:table-row>
          <table:table-cell table:style-name="Table5.A3" office:value-type="string">
            <text:p text:style-name="P8"><draw:frame draw:style-name="fr1" draw:name="graphics90" text:anchor-type="paragraph" svg:x="0cm" svg:y="0cm" svg:width="0.605cm" svg:height="0.591cm" draw:z-index="89"><draw:image xlink:href="Pictures/10000000000000300000002F69176FF4.gif" xlink:type="simple" xlink:show="embed" xlink:actuate="onLoad"/></draw:frame></text:p>
          </table:table-cell>
          <table:table-cell table:style-name="Table5.A3" office:value-type="string">
            <text:p text:style-name="P8"><draw:frame draw:style-name="fr1" draw:name="graphics91" text:anchor-type="paragraph" svg:x="0cm" svg:y="0cm" svg:width="0.605cm" svg:height="0.591cm" draw:z-index="90"><draw:image xlink:href="Pictures/10000000000000300000002F69176FF4.gif" xlink:type="simple" xlink:show="embed" xlink:actuate="onLoad"/></draw:frame></text:p>
          </table:table-cell>
          <table:table-cell table:style-name="Table5.A3" office:value-type="string">
            <text:p text:style-name="P8"><draw:frame draw:style-name="fr1" draw:name="graphics92" text:anchor-type="paragraph" svg:x="0cm" svg:y="0cm" svg:width="0.605cm" svg:height="0.591cm" draw:z-index="91"><draw:image xlink:href="Pictures/10000000000000300000002F69176FF4.gif" xlink:type="simple" xlink:show="embed" xlink:actuate="onLoad"/></draw:frame></text:p>
          </table:table-cell>
          <table:table-cell table:style-name="Table5.A3" office:value-type="string">
            <text:p text:style-name="P8"><draw:frame draw:style-name="fr1" draw:name="graphics93" text:anchor-type="paragraph" svg:x="0cm" svg:y="0cm" svg:width="0.605cm" svg:height="0.591cm" draw:z-index="92"><draw:image xlink:href="Pictures/10000000000000300000002F69176FF4.gif" xlink:type="simple" xlink:show="embed" xlink:actuate="onLoad"/></draw:frame></text:p>
          </table:table-cell>
          <table:table-cell table:style-name="Table5.A3" office:value-type="string">
            <text:p text:style-name="P8"><draw:frame draw:style-name="fr1" draw:name="graphics94" text:anchor-type="paragraph" svg:x="0cm" svg:y="0cm" svg:width="0.605cm" svg:height="0.591cm" draw:z-index="93"><draw:image xlink:href="Pictures/10000000000000300000002F69176FF4.gif" xlink:type="simple" xlink:show="embed" xlink:actuate="onLoad"/></draw:frame></text:p>
          </table:table-cell>
          <table:table-cell table:style-name="Table5.A3" office:value-type="string">
            <text:p text:style-name="P8"><draw:frame draw:style-name="fr1" draw:name="graphics95" text:anchor-type="paragraph" svg:x="0cm" svg:y="0cm" svg:width="0.605cm" svg:height="0.591cm" draw:z-index="94"><draw:image xlink:href="Pictures/10000000000000300000002F69176FF4.gif" xlink:type="simple" xlink:show="embed" xlink:actuate="onLoad"/></draw:frame></text:p>
          </table:table-cell>
          <table:table-cell table:style-name="Table5.A3" office:value-type="string">
            <text:p text:style-name="P8"><draw:frame draw:style-name="fr1" draw:name="graphics96" text:anchor-type="paragraph" svg:x="0cm" svg:y="0cm" svg:width="0.605cm" svg:height="0.591cm" draw:z-index="95"><draw:image xlink:href="Pictures/10000000000000300000002F69176FF4.gif" xlink:type="simple" xlink:show="embed" xlink:actuate="onLoad"/></draw:frame></text:p>
          </table:table-cell>
          <table:table-cell table:style-name="Table5.A3" office:value-type="string">
            <text:p text:style-name="P8"><draw:frame draw:style-name="fr1" draw:name="graphics97" text:anchor-type="paragraph" svg:x="0cm" svg:y="0cm" svg:width="0.605cm" svg:height="0.591cm" draw:z-index="96"><draw:image xlink:href="Pictures/10000000000000300000002F69176FF4.gif" xlink:type="simple" xlink:show="embed" xlink:actuate="onLoad"/></draw:frame></text:p>
          </table:table-cell>
          <table:table-cell table:style-name="Table5.A3" office:value-type="string">
            <text:p text:style-name="P8"><draw:frame draw:style-name="fr1" draw:name="graphics98" text:anchor-type="paragraph" svg:x="0cm" svg:y="0cm" svg:width="0.605cm" svg:height="0.591cm" draw:z-index="97"><draw:image xlink:href="Pictures/10000000000000300000002F69176FF4.gif" xlink:type="simple" xlink:show="embed" xlink:actuate="onLoad"/></draw:frame></text:p>
          </table:table-cell>
          <table:table-cell table:style-name="Table5.A3" office:value-type="string">
            <text:p text:style-name="P8"><draw:frame draw:style-name="fr1" draw:name="graphics99" text:anchor-type="paragraph" svg:x="0cm" svg:y="0cm" svg:width="0.605cm" svg:height="0.591cm" draw:z-index="98"><draw:image xlink:href="Pictures/10000000000000300000002F69176FF4.gif" xlink:type="simple" xlink:show="embed" xlink:actuate="onLoad"/></draw:frame></text:p>
          </table:table-cell>
          <table:table-cell table:style-name="Table5.A3" office:value-type="string">
            <text:p text:style-name="P8"><draw:frame draw:style-name="fr1" draw:name="graphics100" text:anchor-type="paragraph" svg:x="0cm" svg:y="0cm" svg:width="0.605cm" svg:height="0.591cm" draw:z-index="99"><draw:image xlink:href="Pictures/10000000000000300000002F69176FF4.gif" xlink:type="simple" xlink:show="embed" xlink:actuate="onLoad"/></draw:frame></text:p>
          </table:table-cell>
          <table:table-cell table:style-name="Table5.A3" office:value-type="string">
            <text:p text:style-name="P8"><draw:frame draw:style-name="fr1" draw:name="graphics101" text:anchor-type="paragraph" svg:x="0cm" svg:y="0cm" svg:width="0.605cm" svg:height="0.591cm" draw:z-index="100"><draw:image xlink:href="Pictures/10000000000000300000002F69176FF4.gif" xlink:type="simple" xlink:show="embed" xlink:actuate="onLoad"/></draw:frame></text:p>
          </table:table-cell>
          <table:table-cell table:style-name="Table5.A3" office:value-type="string">
            <text:p text:style-name="P8"><draw:frame draw:style-name="fr1" draw:name="graphics118" text:anchor-type="paragraph" svg:x="0cm" svg:y="0cm" svg:width="0.605cm" svg:height="0.591cm" draw:z-index="101"><draw:image xlink:href="Pictures/10000000000000300000002F69176FF4.gif" xlink:type="simple" xlink:show="embed" xlink:actuate="onLoad"/></draw:frame></text:p>
          </table:table-cell>
          <table:table-cell table:style-name="Table5.A3" office:value-type="string">
            <text:p text:style-name="P8"><draw:frame draw:style-name="fr1" draw:name="graphics119" text:anchor-type="paragraph" svg:x="0cm" svg:y="0cm" svg:width="0.605cm" svg:height="0.591cm" draw:z-index="102"><draw:image xlink:href="Pictures/10000000000000300000002F69176FF4.gif" xlink:type="simple" xlink:show="embed" xlink:actuate="onLoad"/></draw:frame></text:p>
          </table:table-cell>
          <table:table-cell table:style-name="Table5.A3" office:value-type="string">
            <text:p text:style-name="P8"><draw:frame draw:style-name="fr1" draw:name="graphics120" text:anchor-type="paragraph" svg:x="0cm" svg:y="0cm" svg:width="0.605cm" svg:height="0.591cm" draw:z-index="103"><draw:image xlink:href="Pictures/10000000000000300000002F69176FF4.gif" xlink:type="simple" xlink:show="embed" xlink:actuate="onLoad"/></draw:frame></text:p>
          </table:table-cell>
          <table:table-cell table:style-name="Table5.A3" office:value-type="string">
            <text:p text:style-name="P8"><draw:frame draw:style-name="fr1" draw:name="graphics121" text:anchor-type="paragraph" svg:x="0cm" svg:y="0cm" svg:width="0.605cm" svg:height="0.591cm" draw:z-index="104"><draw:image xlink:href="Pictures/10000000000000300000002F69176FF4.gif" xlink:type="simple" xlink:show="embed" xlink:actuate="onLoad"/></draw:frame></text:p>
          </table:table-cell>
        </table:table-row>
        <table:table-row>
          <table:table-cell table:style-name="Table5.A4" office:value-type="string">
            <text:p text:style-name="P8"><draw:frame draw:style-name="fr2" draw:name="graphics102" text:anchor-type="paragraph" svg:width="0.605cm" svg:height="1.028cm" draw:z-index="105"><draw:image xlink:href="Pictures/100000000000002800000044F8AD27B8.gif" xlink:type="simple" xlink:show="embed" xlink:actuate="onLoad"/></draw:frame></text:p>
          </table:table-cell>
          <table:table-cell table:style-name="Table5.A4" office:value-type="string">
            <text:p text:style-name="P8"><draw:frame draw:style-name="fr2" draw:name="graphics103" text:anchor-type="paragraph" svg:width="0.605cm" svg:height="1.028cm" draw:z-index="106"><draw:image xlink:href="Pictures/100000000000002800000044F8AD27B8.gif" xlink:type="simple" xlink:show="embed" xlink:actuate="onLoad"/></draw:frame></text:p>
          </table:table-cell>
          <table:table-cell table:style-name="Table5.A4" office:value-type="string">
            <text:p text:style-name="P8"><draw:frame draw:style-name="fr2" draw:name="graphics104" text:anchor-type="paragraph" svg:width="0.605cm" svg:height="1.028cm" draw:z-index="107"><draw:image xlink:href="Pictures/100000000000002800000044F8AD27B8.gif" xlink:type="simple" xlink:show="embed" xlink:actuate="onLoad"/></draw:frame></text:p>
          </table:table-cell>
          <table:table-cell table:style-name="Table5.A4" office:value-type="string">
            <text:p text:style-name="P8"><draw:frame draw:style-name="fr2" draw:name="graphics105" text:anchor-type="paragraph" svg:width="0.605cm" svg:height="1.028cm" draw:z-index="108"><draw:image xlink:href="Pictures/100000000000002800000044F8AD27B8.gif" xlink:type="simple" xlink:show="embed" xlink:actuate="onLoad"/></draw:frame></text:p>
          </table:table-cell>
          <table:table-cell table:style-name="Table5.A4" office:value-type="string">
            <text:p text:style-name="P8"><draw:frame draw:style-name="fr2" draw:name="graphics106" text:anchor-type="paragraph" svg:width="0.605cm" svg:height="1.028cm" draw:z-index="109"><draw:image xlink:href="Pictures/100000000000002800000044F8AD27B8.gif" xlink:type="simple" xlink:show="embed" xlink:actuate="onLoad"/></draw:frame></text:p>
          </table:table-cell>
          <table:table-cell table:style-name="Table5.A4" office:value-type="string">
            <text:p text:style-name="P8"><draw:frame draw:style-name="fr2" draw:name="graphics107" text:anchor-type="paragraph" svg:width="0.605cm" svg:height="1.028cm" draw:z-index="110"><draw:image xlink:href="Pictures/100000000000002800000044F8AD27B8.gif" xlink:type="simple" xlink:show="embed" xlink:actuate="onLoad"/></draw:frame></text:p>
          </table:table-cell>
          <table:table-cell table:style-name="Table5.A4" office:value-type="string">
            <text:p text:style-name="P8"><draw:frame draw:style-name="fr2" draw:name="graphics108" text:anchor-type="paragraph" svg:width="0.605cm" svg:height="1.028cm" draw:z-index="111"><draw:image xlink:href="Pictures/100000000000002800000044F8AD27B8.gif" xlink:type="simple" xlink:show="embed" xlink:actuate="onLoad"/></draw:frame></text:p>
          </table:table-cell>
          <table:table-cell table:style-name="Table5.A4" office:value-type="string">
            <text:p text:style-name="P8"><draw:frame draw:style-name="fr2" draw:name="graphics109" text:anchor-type="paragraph" svg:width="0.605cm" svg:height="1.028cm" draw:z-index="112"><draw:image xlink:href="Pictures/100000000000002800000044F8AD27B8.gif" xlink:type="simple" xlink:show="embed" xlink:actuate="onLoad"/></draw:frame></text:p>
          </table:table-cell>
          <table:table-cell table:style-name="Table5.A4" office:value-type="string">
            <text:p text:style-name="P8"><draw:frame draw:style-name="fr2" draw:name="graphics110" text:anchor-type="paragraph" svg:width="0.605cm" svg:height="1.028cm" draw:z-index="113"><draw:image xlink:href="Pictures/100000000000002800000044F8AD27B8.gif" xlink:type="simple" xlink:show="embed" xlink:actuate="onLoad"/></draw:frame></text:p>
          </table:table-cell>
          <table:table-cell table:style-name="Table5.A4" office:value-type="string">
            <text:p text:style-name="P8"><draw:frame draw:style-name="fr2" draw:name="graphics111" text:anchor-type="paragraph" svg:width="0.605cm" svg:height="1.028cm" draw:z-index="114"><draw:image xlink:href="Pictures/100000000000002800000044F8AD27B8.gif" xlink:type="simple" xlink:show="embed" xlink:actuate="onLoad"/></draw:frame></text:p>
          </table:table-cell>
          <table:table-cell table:style-name="Table5.A4" office:value-type="string">
            <text:p text:style-name="P8"><draw:frame draw:style-name="fr2" draw:name="graphics112" text:anchor-type="paragraph" svg:width="0.605cm" svg:height="1.028cm" draw:z-index="115"><draw:image xlink:href="Pictures/100000000000002800000044F8AD27B8.gif" xlink:type="simple" xlink:show="embed" xlink:actuate="onLoad"/></draw:frame></text:p>
          </table:table-cell>
          <table:table-cell table:style-name="Table5.A4" office:value-type="string">
            <text:p text:style-name="P8"><draw:frame draw:style-name="fr2" draw:name="graphics113" text:anchor-type="paragraph" svg:width="0.605cm" svg:height="1.028cm" draw:z-index="116"><draw:image xlink:href="Pictures/100000000000002800000044F8AD27B8.gif" xlink:type="simple" xlink:show="embed" xlink:actuate="onLoad"/></draw:frame></text:p>
          </table:table-cell>
          <table:table-cell table:style-name="Table5.A4" office:value-type="string">
            <text:p text:style-name="P8"><draw:frame draw:style-name="fr2" draw:name="graphics114" text:anchor-type="paragraph" svg:width="0.605cm" svg:height="1.028cm" draw:z-index="117"><draw:image xlink:href="Pictures/100000000000002800000044F8AD27B8.gif" xlink:type="simple" xlink:show="embed" xlink:actuate="onLoad"/></draw:frame></text:p>
          </table:table-cell>
          <table:table-cell table:style-name="Table5.A4" office:value-type="string">
            <text:p text:style-name="P8"><draw:frame draw:style-name="fr2" draw:name="graphics115" text:anchor-type="paragraph" svg:width="0.605cm" svg:height="1.028cm" draw:z-index="118"><draw:image xlink:href="Pictures/100000000000002800000044F8AD27B8.gif" xlink:type="simple" xlink:show="embed" xlink:actuate="onLoad"/></draw:frame></text:p>
          </table:table-cell>
          <table:table-cell table:style-name="Table5.A4" office:value-type="string">
            <text:p text:style-name="P8"><draw:frame draw:style-name="fr2" draw:name="graphics116" text:anchor-type="paragraph" svg:width="0.605cm" svg:height="1.028cm" draw:z-index="119"><draw:image xlink:href="Pictures/100000000000002800000044F8AD27B8.gif" xlink:type="simple" xlink:show="embed" xlink:actuate="onLoad"/></draw:frame></text:p>
          </table:table-cell>
          <table:table-cell table:style-name="Table5.A4" office:value-type="string">
            <text:p text:style-name="P8"><draw:frame draw:style-name="fr2" draw:name="graphics117" text:anchor-type="paragraph" svg:width="0.605cm" svg:height="1.028cm" draw:z-index="120"><draw:image xlink:href="Pictures/100000000000002800000044F8AD27B8.gif" xlink:type="simple" xlink:show="embed" xlink:actuate="onLoad"/></draw:frame></text:p>
          </table:table-cell>
        </table:table-row>
      </table:table>
      <text:p text:style-name="Standard"/>
      <text:p text:style-name="Standard"><text:span text:style-name="T1">Hold Button Secondary Function </text:span><text:span text:style-name="T2">c</text:span>ontrols what happens when the hold button is held for a long period of time and starts flashing.</text:p>
      <text:p text:style-name="Standard">OFF = MIDI Lockout (normal function)</text:p>
      <text:p text:style-name="Standard">ON = MIDI Transpose <text:span text:style-name="T1">(New feature - see below)</text:span></text:p>
      <text:p text:style-name="Standard"/>
      <text:p text:style-name="Standard"><text:span text:style-name="T1">Skip On Rest </text:span>controls how the arpeggio sequencer handles "rests" in the rhythmic pattern </text:p>
      <text:p text:style-name="Standard">OFF = Notes from the arpeggiated sequence are not skipped when they coincide with a rest in the patten editor. The current position in the sequence increments only when notes are played <text:span text:style-name="T1">(New feature - see below)</text:span></text:p>
      <text:p text:style-name="Standard">ON = Notes from the arpeggiated sequence are skipped when they coincide with a rest in the patten editor. The current position in the sequence increments at every step whether the note is played or note (normal function) </text:p>
      <text:h text:style-name="Heading_20_1" text:outline-level="1">NEW FEATURE: TRANSPOSE BY MIDI INPUT</text:h>
      <text:p text:style-name="Text_20_body">This new option allows you to tranpose a held arpeggio using your MIDI keyboard. You select the mode by </text:p>
      <text:list xml:id="list42693048" text:style-name="L1">
        <text:list-item>
          <text:p text:style-name="P12">Selecting "MIDI Transpose" as the secondary HOLD button function in the preferences menu (This setting is saved when power is off)</text:p>
        </text:list-item>
        <text:list-item>
          <text:p text:style-name="P12">Holding an arpeggio using a single press of the HOLD button then pressing the HOLD button again and keeping it pressed until the HOLD LED starts to flash</text:p>
        </text:list-item>
      </text:list>
      <text:p text:style-name="Text_20_body">Now pressing a key on your MIDI keyboard will transpose the held arpeggio. ARPIE takes the lowest note in the held chord as its root note, and transposes the chord to root it on the note you pressed.</text:p>
      <text:p text:style-name="Text_20_body">To exit MIDI transpose, press the HOLD button once. Press it again to clear the held chord.</text:p>
      <text:p text:style-name="Text_20_body">MIDI tranpose can be used interchangeably with the TRAN menu,</text:p>
      <text:p text:style-name="Text_20_body">Pressing the same tranpose key repeatedly will rebuild the arpeggio, retriggering any "random" chord ordering or "alternating" force to scale setting.</text:p>
      <text:h text:style-name="Heading_20_1" text:outline-level="1"/>
      <text:h text:style-name="P14" text:outline-level="1">NEW FEATURE: SKIP ON REST OPTION</text:h>
      <text:p text:style-name="Text_20_body">Usually when ARPIE encounters a reset in the current pattern position, the current note from the arpeggiator sequence is skipped (muted)</text:p>
      <text:p text:style-name="Text_20_body">This behaviour can now be controlled by a new option. When the option is set (by default) the usual behaviour is observed however, if the option is unset, the note which coincides with the mute is not skipped but is played on the next pattern note, so no notes from the arpeggio are skipped.</text:p>
      <text:h text:style-name="Heading_20_1" text:outline-level="1">NEW FEATURE: POLYPHONIC CHORD GATE</text:h>
      <text:p text:style-name="Text_20_body">A new option has been added to the ARP mode menu</text:p>
      <table:table table:name="Table6" table:style-name="Table6">
        <table:table-column table:style-name="Table6.A" table:number-columns-repeated="11"/>
        <table:table-column table:style-name="Table6.L"/>
        <table:table-column table:style-name="Table6.M" table:number-columns-repeated="3"/>
        <table:table-column table:style-name="Table6.P"/>
        <table:table-row>
          <table:table-cell table:style-name="Table6.A1" table:number-columns-spanned="6" office:value-type="string">
            <text:p text:style-name="P3">ARP MODE</text:p>
          </table:table-cell>
          <table:covered-table-cell/>
          <table:covered-table-cell/>
          <table:covered-table-cell/>
          <table:covered-table-cell/>
          <table:covered-table-cell/>
          <table:table-cell table:style-name="Table6.A1" office:value-type="string">
            <text:p text:style-name="Standard"/>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table:number-columns-spanned="3" office:value-type="string">
            <text:p text:style-name="P3">PATTERN</text:p>
          </table:table-cell>
          <table:covered-table-cell/>
          <table:covered-table-cell/>
        </table:table-row>
        <table:table-row>
          <table:table-cell table:style-name="Table6.A2" office:value-type="string">
            <text:p text:style-name="P5">UP</text:p>
          </table:table-cell>
          <table:table-cell table:style-name="Table6.A2" office:value-type="string">
            <text:p text:style-name="P5">DOWN</text:p>
          </table:table-cell>
          <table:table-cell table:style-name="Table6.A2" office:value-type="string">
            <text:p text:style-name="P5">UP-DOWN</text:p>
          </table:table-cell>
          <table:table-cell table:style-name="Table6.A2" office:value-type="string">
            <text:p text:style-name="P5">RANDOM</text:p>
          </table:table-cell>
          <table:table-cell table:style-name="Table6.A2" office:value-type="string">
            <text:p text:style-name="P5">KEYBOARD</text:p>
          </table:table-cell>
          <table:table-cell table:style-name="Table6.F2" office:value-type="string">
            <text:p text:style-name="P6">POLY GATE</text:p>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RANDOM</text:p>
          </table:table-cell>
          <table:table-cell table:style-name="Table6.A2" office:value-type="string">
            <text:p text:style-name="P5">CLEAR</text:p>
          </table:table-cell>
          <table:table-cell table:style-name="Table6.A2" office:value-type="string">
            <text:p text:style-name="P5">FILL</text:p>
          </table:table-cell>
        </table:table-row>
        <table:table-row>
          <table:table-cell table:style-name="Table6.A3" office:value-type="string">
            <text:p text:style-name="P8"><draw:frame draw:style-name="fr1" draw:name="graphics122" text:anchor-type="paragraph" svg:x="0cm" svg:y="0cm" svg:width="0.605cm" svg:height="0.591cm" draw:z-index="121"><draw:image xlink:href="Pictures/10000000000000300000002F69176FF4.gif" xlink:type="simple" xlink:show="embed" xlink:actuate="onLoad"/></draw:frame></text:p>
          </table:table-cell>
          <table:table-cell table:style-name="Table6.A3" office:value-type="string">
            <text:p text:style-name="P8"><draw:frame draw:style-name="fr1" draw:name="graphics123" text:anchor-type="paragraph" svg:x="0cm" svg:y="0cm" svg:width="0.605cm" svg:height="0.591cm" draw:z-index="122"><draw:image xlink:href="Pictures/10000000000000300000002F69176FF4.gif" xlink:type="simple" xlink:show="embed" xlink:actuate="onLoad"/></draw:frame></text:p>
          </table:table-cell>
          <table:table-cell table:style-name="Table6.A3" office:value-type="string">
            <text:p text:style-name="P8"><draw:frame draw:style-name="fr1" draw:name="graphics124" text:anchor-type="paragraph" svg:x="0cm" svg:y="0cm" svg:width="0.605cm" svg:height="0.591cm" draw:z-index="123"><draw:image xlink:href="Pictures/10000000000000300000002F69176FF4.gif" xlink:type="simple" xlink:show="embed" xlink:actuate="onLoad"/></draw:frame></text:p>
          </table:table-cell>
          <table:table-cell table:style-name="Table6.A3" office:value-type="string">
            <text:p text:style-name="P8"><draw:frame draw:style-name="fr1" draw:name="graphics125" text:anchor-type="paragraph" svg:x="0cm" svg:y="0cm" svg:width="0.605cm" svg:height="0.591cm" draw:z-index="124"><draw:image xlink:href="Pictures/10000000000000300000002F69176FF4.gif" xlink:type="simple" xlink:show="embed" xlink:actuate="onLoad"/></draw:frame></text:p>
          </table:table-cell>
          <table:table-cell table:style-name="Table6.A3" office:value-type="string">
            <text:p text:style-name="P8"><draw:frame draw:style-name="fr1" draw:name="graphics126" text:anchor-type="paragraph" svg:x="0cm" svg:y="0cm" svg:width="0.605cm" svg:height="0.591cm" draw:z-index="125"><draw:image xlink:href="Pictures/10000000000000300000002F69176FF4.gif" xlink:type="simple" xlink:show="embed" xlink:actuate="onLoad"/></draw:frame></text:p>
          </table:table-cell>
          <table:table-cell table:style-name="Table6.F3" office:value-type="string">
            <text:p text:style-name="P8"><draw:frame draw:style-name="fr1" draw:name="graphics127" text:anchor-type="paragraph" svg:x="0cm" svg:y="0cm" svg:width="0.605cm" svg:height="0.591cm" draw:z-index="126"><draw:image xlink:href="Pictures/10000000000000300000002F69176FF4.gif" xlink:type="simple" xlink:show="embed" xlink:actuate="onLoad"/></draw:frame></text:p>
          </table:table-cell>
          <table:table-cell table:style-name="Table6.A3" office:value-type="string">
            <text:p text:style-name="P8"><draw:frame draw:style-name="fr1" draw:name="graphics128" text:anchor-type="paragraph" svg:x="0cm" svg:y="0cm" svg:width="0.605cm" svg:height="0.591cm" draw:z-index="127"><draw:image xlink:href="Pictures/10000000000000300000002F69176FF4.gif" xlink:type="simple" xlink:show="embed" xlink:actuate="onLoad"/></draw:frame></text:p>
          </table:table-cell>
          <table:table-cell table:style-name="Table6.A3" office:value-type="string">
            <text:p text:style-name="P8"><draw:frame draw:style-name="fr1" draw:name="graphics129" text:anchor-type="paragraph" svg:x="0cm" svg:y="0cm" svg:width="0.605cm" svg:height="0.591cm" draw:z-index="128"><draw:image xlink:href="Pictures/10000000000000300000002F69176FF4.gif" xlink:type="simple" xlink:show="embed" xlink:actuate="onLoad"/></draw:frame></text:p>
          </table:table-cell>
          <table:table-cell table:style-name="Table6.A3" office:value-type="string">
            <text:p text:style-name="P8"><draw:frame draw:style-name="fr1" draw:name="graphics130" text:anchor-type="paragraph" svg:x="0cm" svg:y="0cm" svg:width="0.605cm" svg:height="0.591cm" draw:z-index="129"><draw:image xlink:href="Pictures/10000000000000300000002F69176FF4.gif" xlink:type="simple" xlink:show="embed" xlink:actuate="onLoad"/></draw:frame></text:p>
          </table:table-cell>
          <table:table-cell table:style-name="Table6.A3" office:value-type="string">
            <text:p text:style-name="P8"><draw:frame draw:style-name="fr1" draw:name="graphics131" text:anchor-type="paragraph" svg:x="0cm" svg:y="0cm" svg:width="0.605cm" svg:height="0.591cm" draw:z-index="130"><draw:image xlink:href="Pictures/10000000000000300000002F69176FF4.gif" xlink:type="simple" xlink:show="embed" xlink:actuate="onLoad"/></draw:frame></text:p>
          </table:table-cell>
          <table:table-cell table:style-name="Table6.A3" office:value-type="string">
            <text:p text:style-name="P8"><draw:frame draw:style-name="fr1" draw:name="graphics132" text:anchor-type="paragraph" svg:x="0cm" svg:y="0cm" svg:width="0.605cm" svg:height="0.591cm" draw:z-index="131"><draw:image xlink:href="Pictures/10000000000000300000002F69176FF4.gif" xlink:type="simple" xlink:show="embed" xlink:actuate="onLoad"/></draw:frame></text:p>
          </table:table-cell>
          <table:table-cell table:style-name="Table6.A3" office:value-type="string">
            <text:p text:style-name="P8"><draw:frame draw:style-name="fr1" draw:name="graphics133" text:anchor-type="paragraph" svg:x="0cm" svg:y="0cm" svg:width="0.605cm" svg:height="0.591cm" draw:z-index="132"><draw:image xlink:href="Pictures/10000000000000300000002F69176FF4.gif" xlink:type="simple" xlink:show="embed" xlink:actuate="onLoad"/></draw:frame></text:p>
          </table:table-cell>
          <table:table-cell table:style-name="Table6.A3" office:value-type="string">
            <text:p text:style-name="P8"><draw:frame draw:style-name="fr1" draw:name="graphics134" text:anchor-type="paragraph" svg:x="0cm" svg:y="0cm" svg:width="0.605cm" svg:height="0.591cm" draw:z-index="133"><draw:image xlink:href="Pictures/10000000000000300000002F69176FF4.gif" xlink:type="simple" xlink:show="embed" xlink:actuate="onLoad"/></draw:frame></text:p>
          </table:table-cell>
          <table:table-cell table:style-name="Table6.A3" office:value-type="string">
            <text:p text:style-name="P8"><draw:frame draw:style-name="fr1" draw:name="graphics135" text:anchor-type="paragraph" svg:x="0cm" svg:y="0cm" svg:width="0.605cm" svg:height="0.591cm" draw:z-index="134"><draw:image xlink:href="Pictures/10000000000000300000002F69176FF4.gif" xlink:type="simple" xlink:show="embed" xlink:actuate="onLoad"/></draw:frame></text:p>
          </table:table-cell>
          <table:table-cell table:style-name="Table6.A3" office:value-type="string">
            <text:p text:style-name="P8"><draw:frame draw:style-name="fr1" draw:name="graphics136" text:anchor-type="paragraph" svg:x="0cm" svg:y="0cm" svg:width="0.605cm" svg:height="0.591cm" draw:z-index="135"><draw:image xlink:href="Pictures/10000000000000300000002F69176FF4.gif" xlink:type="simple" xlink:show="embed" xlink:actuate="onLoad"/></draw:frame></text:p>
          </table:table-cell>
          <table:table-cell table:style-name="Table6.A3" office:value-type="string">
            <text:p text:style-name="P8"><draw:frame draw:style-name="fr1" draw:name="graphics137" text:anchor-type="paragraph" svg:x="0cm" svg:y="0cm" svg:width="0.605cm" svg:height="0.591cm" draw:z-index="136"><draw:image xlink:href="Pictures/10000000000000300000002F69176FF4.gif" xlink:type="simple" xlink:show="embed" xlink:actuate="onLoad"/></draw:frame></text:p>
          </table:table-cell>
        </table:table-row>
        <table:table-row>
          <table:table-cell table:style-name="Table6.A4" office:value-type="string">
            <text:p text:style-name="P8"><draw:frame draw:style-name="fr2" draw:name="graphics138" text:anchor-type="paragraph" svg:width="0.605cm" svg:height="1.028cm" draw:z-index="137"><draw:image xlink:href="Pictures/100000000000002800000044F8AD27B8.gif" xlink:type="simple" xlink:show="embed" xlink:actuate="onLoad"/></draw:frame></text:p>
          </table:table-cell>
          <table:table-cell table:style-name="Table6.A4" office:value-type="string">
            <text:p text:style-name="P8"><draw:frame draw:style-name="fr2" draw:name="graphics139" text:anchor-type="paragraph" svg:width="0.605cm" svg:height="1.028cm" draw:z-index="138"><draw:image xlink:href="Pictures/100000000000002800000044F8AD27B8.gif" xlink:type="simple" xlink:show="embed" xlink:actuate="onLoad"/></draw:frame></text:p>
          </table:table-cell>
          <table:table-cell table:style-name="Table6.A4" office:value-type="string">
            <text:p text:style-name="P8"><draw:frame draw:style-name="fr2" draw:name="graphics140" text:anchor-type="paragraph" svg:width="0.605cm" svg:height="1.028cm" draw:z-index="139"><draw:image xlink:href="Pictures/100000000000002800000044F8AD27B8.gif" xlink:type="simple" xlink:show="embed" xlink:actuate="onLoad"/></draw:frame></text:p>
          </table:table-cell>
          <table:table-cell table:style-name="Table6.A4" office:value-type="string">
            <text:p text:style-name="P8"><draw:frame draw:style-name="fr2" draw:name="graphics141" text:anchor-type="paragraph" svg:width="0.605cm" svg:height="1.028cm" draw:z-index="140"><draw:image xlink:href="Pictures/100000000000002800000044F8AD27B8.gif" xlink:type="simple" xlink:show="embed" xlink:actuate="onLoad"/></draw:frame></text:p>
          </table:table-cell>
          <table:table-cell table:style-name="Table6.A4" office:value-type="string">
            <text:p text:style-name="P8"><draw:frame draw:style-name="fr2" draw:name="graphics142" text:anchor-type="paragraph" svg:width="0.605cm" svg:height="1.028cm" draw:z-index="141"><draw:image xlink:href="Pictures/100000000000002800000044F8AD27B8.gif" xlink:type="simple" xlink:show="embed" xlink:actuate="onLoad"/></draw:frame></text:p>
          </table:table-cell>
          <table:table-cell table:style-name="Table6.F4" office:value-type="string">
            <text:p text:style-name="P8"><draw:frame draw:style-name="fr2" draw:name="graphics143" text:anchor-type="paragraph" svg:width="0.605cm" svg:height="1.028cm" draw:z-index="142"><draw:image xlink:href="Pictures/100000000000002800000044F8AD27B8.gif" xlink:type="simple" xlink:show="embed" xlink:actuate="onLoad"/></draw:frame></text:p>
          </table:table-cell>
          <table:table-cell table:style-name="Table6.A4" office:value-type="string">
            <text:p text:style-name="P8"><draw:frame draw:style-name="fr2" draw:name="graphics144" text:anchor-type="paragraph" svg:width="0.605cm" svg:height="1.028cm" draw:z-index="143"><draw:image xlink:href="Pictures/100000000000002800000044F8AD27B8.gif" xlink:type="simple" xlink:show="embed" xlink:actuate="onLoad"/></draw:frame></text:p>
          </table:table-cell>
          <table:table-cell table:style-name="Table6.A4" office:value-type="string">
            <text:p text:style-name="P8"><draw:frame draw:style-name="fr2" draw:name="graphics145" text:anchor-type="paragraph" svg:width="0.605cm" svg:height="1.028cm" draw:z-index="144"><draw:image xlink:href="Pictures/100000000000002800000044F8AD27B8.gif" xlink:type="simple" xlink:show="embed" xlink:actuate="onLoad"/></draw:frame></text:p>
          </table:table-cell>
          <table:table-cell table:style-name="Table6.A4" office:value-type="string">
            <text:p text:style-name="P8"><draw:frame draw:style-name="fr2" draw:name="graphics146" text:anchor-type="paragraph" svg:width="0.605cm" svg:height="1.028cm" draw:z-index="145"><draw:image xlink:href="Pictures/100000000000002800000044F8AD27B8.gif" xlink:type="simple" xlink:show="embed" xlink:actuate="onLoad"/></draw:frame></text:p>
          </table:table-cell>
          <table:table-cell table:style-name="Table6.A4" office:value-type="string">
            <text:p text:style-name="P8"><draw:frame draw:style-name="fr2" draw:name="graphics147" text:anchor-type="paragraph" svg:width="0.605cm" svg:height="1.028cm" draw:z-index="146"><draw:image xlink:href="Pictures/100000000000002800000044F8AD27B8.gif" xlink:type="simple" xlink:show="embed" xlink:actuate="onLoad"/></draw:frame></text:p>
          </table:table-cell>
          <table:table-cell table:style-name="Table6.A4" office:value-type="string">
            <text:p text:style-name="P8"><draw:frame draw:style-name="fr2" draw:name="graphics148" text:anchor-type="paragraph" svg:width="0.605cm" svg:height="1.028cm" draw:z-index="147"><draw:image xlink:href="Pictures/100000000000002800000044F8AD27B8.gif" xlink:type="simple" xlink:show="embed" xlink:actuate="onLoad"/></draw:frame></text:p>
          </table:table-cell>
          <table:table-cell table:style-name="Table6.A4" office:value-type="string">
            <text:p text:style-name="P8"><draw:frame draw:style-name="fr2" draw:name="graphics149" text:anchor-type="paragraph" svg:width="0.605cm" svg:height="1.028cm" draw:z-index="148"><draw:image xlink:href="Pictures/100000000000002800000044F8AD27B8.gif" xlink:type="simple" xlink:show="embed" xlink:actuate="onLoad"/></draw:frame></text:p>
          </table:table-cell>
          <table:table-cell table:style-name="Table6.A4" office:value-type="string">
            <text:p text:style-name="P8"><draw:frame draw:style-name="fr2" draw:name="graphics150" text:anchor-type="paragraph" svg:width="0.605cm" svg:height="1.028cm" draw:z-index="149"><draw:image xlink:href="Pictures/100000000000002800000044F8AD27B8.gif" xlink:type="simple" xlink:show="embed" xlink:actuate="onLoad"/></draw:frame></text:p>
          </table:table-cell>
          <table:table-cell table:style-name="Table6.A4" office:value-type="string">
            <text:p text:style-name="P8"><draw:frame draw:style-name="fr2" draw:name="graphics151" text:anchor-type="paragraph" svg:width="0.605cm" svg:height="1.028cm" draw:z-index="150"><draw:image xlink:href="Pictures/100000000000002800000044F8AD27B8.gif" xlink:type="simple" xlink:show="embed" xlink:actuate="onLoad"/></draw:frame></text:p>
          </table:table-cell>
          <table:table-cell table:style-name="Table6.A4" office:value-type="string">
            <text:p text:style-name="P8"><draw:frame draw:style-name="fr2" draw:name="graphics152" text:anchor-type="paragraph" svg:width="0.605cm" svg:height="1.028cm" draw:z-index="151"><draw:image xlink:href="Pictures/100000000000002800000044F8AD27B8.gif" xlink:type="simple" xlink:show="embed" xlink:actuate="onLoad"/></draw:frame></text:p>
          </table:table-cell>
          <table:table-cell table:style-name="Table6.A4" office:value-type="string">
            <text:p text:style-name="P8"><draw:frame draw:style-name="fr2" draw:name="graphics153" text:anchor-type="paragraph" svg:width="0.605cm" svg:height="1.028cm" draw:z-index="152"><draw:image xlink:href="Pictures/100000000000002800000044F8AD27B8.gif" xlink:type="simple" xlink:show="embed" xlink:actuate="onLoad"/></draw:frame></text:p>
          </table:table-cell>
        </table:table-row>
      </table:table>
      <text:p text:style-name="P10"/>
      <text:p text:style-name="P9">In this mode, all notes of the arp sequence play together as a single chord, which is gated according to the pattern of beats and mu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6H57M04S</meta:editing-duration>
    <meta:editing-cycles>75</meta:editing-cycles>
    <meta:generator>OpenOffice.org/3.2$Win32 OpenOffice.org_project/320m18$Build-9502</meta:generator>
    <dc:date>2014-05-19T22:54:33.26</dc:date>
    <dc:creator>Jason Hotchkiss</dc:creator>
    <meta:document-statistic meta:table-count="6" meta:image-count="153" meta:object-count="0" meta:page-count="4" meta:paragraph-count="161" meta:word-count="973" meta:character-count="5168"/>
    <meta:user-defined meta:name="Info 1"/>
    <meta:user-defined meta:name="Info 2"/>
    <meta:user-defined meta:name="Info 3"/>
    <meta:user-defined meta:name="Info 4"/>
  </office:meta>
</office:document-meta>
</file>